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8.3333in" fo:margin-left="-0.0417in" fo:margin-top="0in" fo:margin-bottom="0in" table:align="left"/>
    </style:style>
    <style:style style:name="Table1.A" style:family="table-column">
      <style:table-column-properties style:column-width="0.5667in"/>
    </style:style>
    <style:style style:name="Table1.B" style:family="table-column">
      <style:table-column-properties style:column-width="0.9694in"/>
    </style:style>
    <style:style style:name="Table1.C" style:family="table-column">
      <style:table-column-properties style:column-width="0.5646in"/>
    </style:style>
    <style:style style:name="Table1.D" style:family="table-column">
      <style:table-column-properties style:column-width="1.1292in"/>
    </style:style>
    <style:style style:name="Table1.E" style:family="table-column">
      <style:table-column-properties style:column-width="0.475in"/>
    </style:style>
    <style:style style:name="Table1.G" style:family="table-column">
      <style:table-column-properties style:column-width="0.5625in"/>
    </style:style>
    <style:style style:name="Table1.I" style:family="table-column">
      <style:table-column-properties style:column-width="0.4979in"/>
    </style:style>
    <style:style style:name="Table1.L" style:family="table-column">
      <style:table-column-properties style:column-width="0.5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="0in" fo:border-left="none" fo:border-right="none" fo:border-top="none" fo:border-bottom="2pt solid #000000"/>
    </style:style>
    <style:style style:name="Table1.C1" style:family="table-cell">
      <style:table-cell-properties style:vertical-align="bottom" fo:padding="0in" fo:border-left="2pt solid #000000" fo:border-right="none" fo:border-top="none" fo:border-bottom="2pt solid #000000"/>
    </style:style>
    <style:style style:name="Table1.E1" style:family="table-cell">
      <style:table-cell-properties style:vertical-align="bottom" fo:padding="0in" fo:border-left="4pt solid #000000" fo:border-right="none" fo:border-top="none" fo:border-bottom="2pt solid #000000"/>
    </style:style>
    <style:style style:name="Table1.K1" style:family="table-cell">
      <style:table-cell-properties style:vertical-align="bottom" fo:padding="0in" fo:border-left="3pt solid #000000" fo:border-right="none" fo:border-top="none" fo:border-bottom="2pt solid #000000"/>
    </style:style>
    <style:style style:name="Table1.A2" style:family="table-cell">
      <style:table-cell-properties style:vertical-align="bottom" fo:padding-left="0.0208in" fo:padding-right="0.0208in" fo:padding-top="0in" fo:padding-bottom="0in" fo:border="none"/>
    </style:style>
    <style:style style:name="Table1.C2" style:family="table-cell" style:data-style-name="N1">
      <style:table-cell-properties style:vertical-align="bottom" fo:padding-left="0.0201in" fo:padding-right="0.0201in" fo:padding-top="0in" fo:padding-bottom="0in" fo:border-left="2pt solid #000000" fo:border-right="none" fo:border-top="none" fo:border-bottom="none"/>
    </style:style>
    <style:style style:name="Table1.D2" style:family="table-cell" style:data-style-name="N121">
      <style:table-cell-properties style:vertical-align="bottom" fo:padding-left="0.0208in" fo:padding-right="0.0208in" fo:padding-top="0in" fo:padding-bottom="0in" fo:border="none"/>
    </style:style>
    <style:style style:name="Table1.E2" style:family="table-cell" style:data-style-name="N1">
      <style:table-cell-properties style:vertical-align="bottom" fo:padding="0in" fo:border-left="4pt solid #000000" fo:border-right="none" fo:border-top="none" fo:border-bottom="none"/>
    </style:style>
    <style:style style:name="Table1.I2" style:family="table-cell" style:data-style-name="N0">
      <style:table-cell-properties style:vertical-align="bottom" fo:padding="0in" fo:border-left="4pt solid #000000" fo:border-right="none" fo:border-top="none" fo:border-bottom="none"/>
    </style:style>
    <style:style style:name="Table1.J2" style:family="table-cell" style:data-style-name="N1">
      <style:table-cell-properties style:vertical-align="bottom" fo:padding="0in" fo:border="none"/>
    </style:style>
    <style:style style:name="Table1.K2" style:family="table-cell" style:data-style-name="N0">
      <style:table-cell-properties style:vertical-align="bottom" fo:padding="0in" fo:border-left="3pt solid #000000" fo:border-right="none" fo:border-top="none" fo:border-bottom="none"/>
    </style:style>
    <style:style style:name="Table1.K34" style:family="table-cell">
      <style:table-cell-properties style:vertical-align="bottom" fo:padding="0in" fo:border-left="3pt solid #000000" fo:border-right="none" fo:border-top="none" fo:border-bottom="none"/>
    </style:style>
    <style:style style:name="Table1.L34" style:family="table-cell">
      <style:table-cell-properties style:vertical-align="bottom" fo:padding="0in" fo:border="none"/>
    </style:style>
    <style:style style:name="Table1.K35" style:family="table-cell">
      <style:table-cell-properties style:vertical-align="bottom" fo:padding="0in" fo:border="none"/>
    </style:style>
    <style:style style:name="Table1.K36" style:family="table-cell">
      <style:table-cell-properties style:vertical-align="bottom" fo:padding="0in" fo:border="none"/>
    </style:style>
    <style:style style:name="Table1.K37" style:family="table-cell">
      <style:table-cell-properties style:vertical-align="bottom" fo:padding="0in" fo:border="none"/>
    </style:style>
    <style:style style:name="Table1.K38" style:family="table-cell">
      <style:table-cell-properties style:vertical-align="bottom" fo:padding="0in" fo:border="none"/>
    </style:style>
    <style:style style:name="Table1.K39" style:family="table-cell">
      <style:table-cell-properties style:vertical-align="bottom" fo:padding="0in" fo:border="none"/>
    </style:style>
    <style:style style:name="Table1.K40" style:family="table-cell">
      <style:table-cell-properties style:vertical-align="bottom" fo:padding="0in" fo:border="none"/>
    </style:style>
    <style:style style:name="Table1.K41" style:family="table-cell">
      <style:table-cell-properties style:vertical-align="bottom" fo:padding="0in" fo:border="none"/>
    </style:style>
    <style:style style:name="Table1.K42" style:family="table-cell">
      <style:table-cell-properties style:vertical-align="bottom" fo:padding="0in" fo:border="none"/>
    </style:style>
    <style:style style:name="Table1.I43" style:family="table-cell">
      <style:table-cell-properties style:vertical-align="bottom" fo:padding="0in" fo:border-left="4pt solid #000000" fo:border-right="none" fo:border-top="none" fo:border-bottom="4pt solid #000000"/>
    </style:style>
    <style:style style:name="Table1.J43" style:family="table-cell">
      <style:table-cell-properties style:vertical-align="bottom" fo:padding="0in" fo:border-left="none" fo:border-right="none" fo:border-top="none" fo:border-bottom="4pt solid #000000"/>
    </style:style>
    <style:style style:name="Table1.K43" style:family="table-cell" style:data-style-name="N121">
      <style:table-cell-properties style:vertical-align="bottom" fo:padding="0in" fo:border-left="none" fo:border-right="none" fo:border-top="none" fo:border-bottom="4pt solid #000000"/>
    </style:style>
    <style:style style:name="Table1.A52" style:family="table-cell">
      <style:table-cell-properties style:vertical-align="bottom" fo:padding="0in" fo:border-left="none" fo:border-right="none" fo:border-top="2pt solid #000000" fo:border-bottom="none"/>
    </style:style>
    <style:style style:name="Table1.B52" style:family="table-cell">
      <style:table-cell-properties style:vertical-align="bottom" fo:padding="0in" fo:border-left="none" fo:border-right="none" fo:border-top="2pt solid #000000" fo:border-bottom="none"/>
    </style:style>
    <style:style style:name="Table1.C52" style:family="table-cell">
      <style:table-cell-properties style:vertical-align="bottom" fo:padding="0in" fo:border-left="2pt solid #000000" fo:border-right="none" fo:border-top="2pt solid #000000" fo:border-bottom="none"/>
    </style:style>
    <style:style style:name="Table1.D52" style:family="table-cell">
      <style:table-cell-properties style:vertical-align="bottom" fo:padding="0in" fo:border-left="none" fo:border-right="none" fo:border-top="2pt solid #000000" fo:border-bottom="none"/>
    </style:style>
    <style:style style:name="Table1.E52" style:family="table-cell">
      <style:table-cell-properties style:vertical-align="bottom" fo:padding="0in" fo:border-left="4pt solid #000000" fo:border-right="none" fo:border-top="2pt solid #000000" fo:border-bottom="none"/>
    </style:style>
    <style:style style:name="Table1.F52" style:family="table-cell">
      <style:table-cell-properties style:vertical-align="bottom" fo:padding="0in" fo:border-left="none" fo:border-right="none" fo:border-top="2pt solid #000000" fo:border-bottom="none"/>
    </style:style>
    <style:style style:name="Table1.G52" style:family="table-cell">
      <style:table-cell-properties style:vertical-align="bottom" fo:padding="0in" fo:border-left="2pt solid #000000" fo:border-right="none" fo:border-top="2pt solid #000000" fo:border-bottom="none"/>
    </style:style>
    <style:style style:name="Table1.H52" style:family="table-cell">
      <style:table-cell-properties style:vertical-align="bottom" fo:padding="0in" fo:border-left="none" fo:border-right="none" fo:border-top="2pt solid #000000" fo:border-bottom="none"/>
    </style:style>
    <style:style style:name="P1" style:family="paragraph" style:parent-style-name="Standard">
      <style:text-properties style:font-name="DejaVu Sans Condense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0df8c5" officeooo:paragraph-rsid="001958a5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 fo:font-size="12pt" fo:font-weight="bold" officeooo:rsid="001dfce4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fo:font-weight="bold" officeooo:rsid="0012916b" officeooo:paragraph-rsid="002e3ac3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" fo:font-size="12pt" fo:font-weight="bold" officeooo:rsid="0012916b" officeooo:paragraph-rsid="0031ff45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" fo:font-size="12pt" fo:font-weight="bold" officeooo:rsid="00144252" officeooo:paragraph-rsid="00144252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" fo:font-size="12pt" fo:font-weight="normal" officeooo:rsid="0012916b" officeooo:paragraph-rsid="0012916b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DejaVu Sans Condensed" fo:font-size="12pt" fo:font-weight="normal" officeooo:rsid="001dfce4" officeooo:paragraph-rsid="001dfce4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DejaVu Sans Condensed" fo:font-size="12pt" fo:font-weight="normal" officeooo:rsid="001dfce4" officeooo:paragraph-rsid="0029a29e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 fo:font-weight="bold" officeooo:paragraph-rsid="0031ff45" style:font-weight-asian="bold" style:font-weight-complex="bold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 fo:font-weight="bold" officeooo:rsid="0029a29e" officeooo:paragraph-rsid="0029a29e" style:font-weight-asian="bold" style:font-weight-complex="bold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 fo:font-weight="bold" officeooo:rsid="0029a29e" officeooo:paragraph-rsid="0031ff45" style:font-weight-asian="bold" style:font-weight-complex="bold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 officeooo:paragraph-rsid="0031ff45"/>
    </style:style>
    <style:style style:name="P16" style:family="paragraph" style:parent-style-name="Standard">
      <style:paragraph-properties fo:text-align="end" style:justify-single-word="false">
        <style:tab-stops/>
      </style:paragraph-properties>
      <style:text-properties style:font-name="DejaVu Sans Condensed"/>
    </style:style>
    <style:style style:name="P17" style:family="paragraph" style:parent-style-name="Table_20_Contents">
      <style:paragraph-properties fo:text-align="center" style:justify-single-word="false"/>
      <style:text-properties style:font-name="DejaVu Sans Condensed"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DejaVu Sans Condensed" fo:font-weight="bold" officeooo:paragraph-rsid="0031ff45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DejaVu Sans Condensed"/>
    </style:style>
    <style:style style:name="P20" style:family="paragraph" style:parent-style-name="Table_20_Contents">
      <style:paragraph-properties fo:text-align="center" style:justify-single-word="false"/>
      <style:text-properties style:font-name="DejaVu Sans Condensed" officeooo:paragraph-rsid="0031ff45"/>
    </style:style>
    <style:style style:name="P21" style:family="paragraph" style:parent-style-name="Table_20_Contents">
      <style:paragraph-properties fo:text-align="center" style:justify-single-word="false"/>
      <style:text-properties style:font-name="DejaVu Sans Condensed" fo:font-weight="normal" style:font-weight-asian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DejaVu Sans Condensed1" fo:font-weight="bold" officeooo:rsid="0031ff45" officeooo:paragraph-rsid="0031ff45" style:font-name-asian="DejaVu Sans Condensed1" style:font-weight-asian="bold" style:font-name-complex="DejaVu Sans Condensed1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DejaVu Sans Condensed1" officeooo:rsid="0031ff45" officeooo:paragraph-rsid="0031ff45" style:font-name-asian="DejaVu Sans Condensed1" style:font-name-complex="DejaVu Sans Condensed1"/>
    </style:style>
    <style:style style:name="P24" style:family="paragraph" style:parent-style-name="Standard" style:list-style-name="L1">
      <style:text-properties style:font-name="DejaVu Sans Condensed" officeooo:paragraph-rsid="0012916b"/>
    </style:style>
    <style:style style:name="P25" style:family="paragraph" style:parent-style-name="Standard" style:list-style-name="L2">
      <style:text-properties style:font-name="DejaVu Sans Condensed" officeooo:paragraph-rsid="00144252"/>
    </style:style>
    <style:style style:name="P26" style:family="paragraph" style:parent-style-name="Standard" style:list-style-name="L2">
      <style:text-properties style:font-name="DejaVu Sans Condensed" officeooo:paragraph-rsid="001ac4fd"/>
    </style:style>
    <style:style style:name="P27" style:family="paragraph" style:parent-style-name="Standard" style:list-style-name="L2">
      <style:text-properties style:font-name="DejaVu Sans Condensed" officeooo:paragraph-rsid="001703cf"/>
    </style:style>
    <style:style style:name="P28" style:family="paragraph" style:parent-style-name="Standard" style:list-style-name="L2">
      <style:text-properties style:font-name="DejaVu Sans Condensed" officeooo:paragraph-rsid="001dfce4"/>
    </style:style>
    <style:style style:name="P29" style:family="paragraph" style:parent-style-name="Standard" style:list-style-name="L2">
      <style:text-properties style:font-name="DejaVu Sans Condensed" officeooo:rsid="001572b1" officeooo:paragraph-rsid="001572b1"/>
    </style:style>
    <style:style style:name="P30" style:family="paragraph" style:parent-style-name="Standard" style:list-style-name="L2">
      <style:text-properties style:font-name="DejaVu Sans Condensed" officeooo:rsid="0016531a" officeooo:paragraph-rsid="0016531a"/>
    </style:style>
    <style:style style:name="P31" style:family="paragraph" style:parent-style-name="Standard" style:list-style-name="L2">
      <style:text-properties style:font-name="DejaVu Sans Condensed" fo:font-weight="normal" officeooo:rsid="0016531a" officeooo:paragraph-rsid="0016531a" style:font-weight-asian="normal" style:font-weight-complex="normal"/>
    </style:style>
    <style:style style:name="P32" style:family="paragraph" style:parent-style-name="Standard" style:list-style-name="L2">
      <style:text-properties style:font-name="DejaVu Sans Condensed" officeooo:rsid="001c9931" officeooo:paragraph-rsid="001c9931"/>
    </style:style>
    <style:style style:name="P33" style:family="paragraph" style:parent-style-name="Standard">
      <style:text-properties style:font-name="DejaVu Sans Condensed" fo:font-size="12pt" fo:font-weight="normal" officeooo:rsid="001dfce4" officeooo:paragraph-rsid="001dfce4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officeooo:paragraph-rsid="0035c00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fe2b7" style:font-weight-asian="bold" style:font-weight-complex="bold"/>
    </style:style>
    <style:style style:name="T3" style:family="text">
      <style:text-properties fo:font-weight="bold" officeooo:rsid="003026d4" style:font-weight-asian="bold" style:font-weight-complex="bold"/>
    </style:style>
    <style:style style:name="T4" style:family="text">
      <style:text-properties officeooo:rsid="0027ce43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1958a5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25c833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703cf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ac4fd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1dfce4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35b261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35c005" style:font-size-asian="12pt" style:font-weight-asian="bold" style:font-size-complex="12pt" style:font-weight-complex="bold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1703cf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144252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245e62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24aca0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1ac4fd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24ae04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1dfce4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22664c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1f8117" style:font-size-asian="12pt" style:font-weight-asian="normal" style:font-size-complex="12pt" style:font-weight-complex="normal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officeooo:rsid="001703cf" style:font-size-asian="12pt" style:font-size-complex="12pt"/>
    </style:style>
    <style:style style:name="T25" style:family="text">
      <style:text-properties fo:font-weight="normal" officeooo:rsid="002fe2b7" style:font-weight-asian="normal" style:font-weight-complex="normal"/>
    </style:style>
    <style:style style:name="T26" style:family="text">
      <style:text-properties fo:font-weight="normal" officeooo:rsid="003026d4" style:font-weight-asian="normal" style:font-weight-complex="normal"/>
    </style:style>
    <style:style style:name="T27" style:family="text">
      <style:text-properties officeooo:rsid="002fe2b7"/>
    </style:style>
    <style:style style:name="T28" style:family="text">
      <style:text-properties style:font-name="DejaVu Sans Condensed" fo:font-size="12pt" fo:font-weight="bold" officeooo:rsid="0025c833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35b261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1958a5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35c005" style:font-size-asian="12pt" style:font-weight-asian="bold" style:font-size-complex="12pt" style:font-weight-complex="bold"/>
    </style:style>
    <style:style style:name="T32" style:family="text">
      <style:text-properties officeooo:rsid="0035c00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T30">001 - </text:span><text:span text:style-name="T28">Distance </text:span><text:span text:style-name="T29">1-100 nmi</text:span><text:span text:style-name="T31">/</text:span><text:span text:style-name="T29">km</text:span><text:span text:style-name="T31">, Temperature -30-130 C/F</text:span><text:span text:style-name="T30">, Magnetic </text:span><text:span text:style-name="T31">D</text:span><text:span text:style-name="T30">eclination, Hotkeys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B"/>
        <table:table-column table:style-name="Table1.G"/>
        <table:table-column table:style-name="Table1.B"/>
        <table:table-column table:style-name="Table1.I"/>
        <table:table-column table:style-name="Table1.C" table:number-columns-repeated="2"/>
        <table:table-column table:style-name="Table1.L"/>
        <table:table-row table:style-name="Table1.1">
          <table:table-cell table:style-name="Table1.A1" office:value-type="string">
            <text:p text:style-name="P13">nmi</text:p>
          </table:table-cell>
          <table:table-cell table:style-name="Table1.A1" office:value-type="string">
            <text:p text:style-name="P13">km</text:p>
          </table:table-cell>
          <table:table-cell table:style-name="Table1.C1" office:value-type="string">
            <text:p text:style-name="P13">nmi</text:p>
          </table:table-cell>
          <table:table-cell table:style-name="Table1.A1" office:value-type="string">
            <text:p text:style-name="P13">km</text:p>
          </table:table-cell>
          <table:table-cell table:style-name="Table1.E1" office:value-type="string">
            <text:p text:style-name="P13">km</text:p>
          </table:table-cell>
          <table:table-cell table:style-name="Table1.A1" office:value-type="string">
            <text:p text:style-name="P13">nmi</text:p>
          </table:table-cell>
          <table:table-cell table:style-name="Table1.C1" office:value-type="string">
            <text:p text:style-name="P13">km</text:p>
          </table:table-cell>
          <table:table-cell table:style-name="Table1.A1" office:value-type="string">
            <text:p text:style-name="P13">nmi</text:p>
          </table:table-cell>
          <table:table-cell table:style-name="Table1.E1" office:value-type="string">
            <text:p text:style-name="P22">℃</text:p>
          </table:table-cell>
          <table:table-cell table:style-name="Table1.A1" office:value-type="string">
            <text:p text:style-name="P22">℉</text:p>
          </table:table-cell>
          <table:table-cell table:style-name="Table1.K1" office:value-type="string">
            <text:p text:style-name="P22">℉</text:p>
          </table:table-cell>
          <table:table-cell table:style-name="Table1.A1" office:value-type="string">
            <text:p text:style-name="P22">℃</text:p>
          </table:table-cell>
        </table:table-row>
        <table:table-row table:style-name="Table1.1"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5">1.852</text:p>
          </table:table-cell>
          <table:table-cell table:style-name="Table1.C2" office:value-type="float" office:value="51">
            <text:p text:style-name="P20">51</text:p>
          </table:table-cell>
          <table:table-cell table:style-name="Table1.D2" office:value-type="float" office:value="94.452">
            <text:p text:style-name="P20">94.452</text:p>
          </table:table-cell>
          <table:table-cell table:style-name="Table1.E2" office:value-type="float" office:value="1">
            <text:p text:style-name="P20">1</text:p>
          </table:table-cell>
          <table:table-cell table:style-name="Table1.D2" office:value-type="float" office:value="0.53996">
            <text:p text:style-name="P20">0.540</text:p>
          </table:table-cell>
          <table:table-cell table:style-name="Table1.C2" office:value-type="float" office:value="51">
            <text:p text:style-name="P20">51</text:p>
          </table:table-cell>
          <table:table-cell table:style-name="Table1.D2" office:value-type="float" office:value="27.53796">
            <text:p text:style-name="P20">27.538</text:p>
          </table:table-cell>
          <table:table-cell table:style-name="Table1.I2" office:value-type="float" office:value="-30">
            <text:p text:style-name="P17">-30</text:p>
          </table:table-cell>
          <table:table-cell table:style-name="Table1.J2" office:value-type="float" office:value="-22">
            <text:p text:style-name="P17">-22</text:p>
          </table:table-cell>
          <table:table-cell table:style-name="Table1.K2" office:value-type="float" office:value="-30">
            <text:p text:style-name="P21">-30</text:p>
          </table:table-cell>
          <table:table-cell table:style-name="Table1.J2" office:value-type="float" office:value="-34.4444444444444">
            <text:p text:style-name="P21">-34</text:p>
          </table:table-cell>
        </table:table-row>
        <table:table-row table:style-name="Table1.1">
          <table:table-cell table:style-name="Table1.A2" office:value-type="string">
            <text:p text:style-name="P15">2</text:p>
          </table:table-cell>
          <table:table-cell table:style-name="Table1.A2" office:value-type="string">
            <text:p text:style-name="P15">3.704</text:p>
          </table:table-cell>
          <table:table-cell table:style-name="Table1.C2" office:value-type="float" office:value="52">
            <text:p text:style-name="P20">52</text:p>
          </table:table-cell>
          <table:table-cell table:style-name="Table1.D2" office:value-type="float" office:value="96.304">
            <text:p text:style-name="P20">96.304</text:p>
          </table:table-cell>
          <table:table-cell table:style-name="Table1.E2" office:value-type="float" office:value="2">
            <text:p text:style-name="P20">2</text:p>
          </table:table-cell>
          <table:table-cell table:style-name="Table1.D2" office:value-type="float" office:value="1.07992">
            <text:p text:style-name="P20">1.080</text:p>
          </table:table-cell>
          <table:table-cell table:style-name="Table1.C2" office:value-type="float" office:value="52">
            <text:p text:style-name="P20">52</text:p>
          </table:table-cell>
          <table:table-cell table:style-name="Table1.D2" office:value-type="float" office:value="28.07792">
            <text:p text:style-name="P20">28.078</text:p>
          </table:table-cell>
          <table:table-cell table:style-name="Table1.I2" office:value-type="float" office:value="-28">
            <text:p text:style-name="P19">-28</text:p>
          </table:table-cell>
          <table:table-cell table:style-name="Table1.J2" office:value-type="float" office:value="-18.4">
            <text:p text:style-name="P19">-18</text:p>
          </table:table-cell>
          <table:table-cell table:style-name="Table1.K2" office:value-type="float" office:value="-25">
            <text:p text:style-name="P19">-25</text:p>
          </table:table-cell>
          <table:table-cell table:style-name="Table1.J2" office:value-type="float" office:value="-31.6666666666667">
            <text:p text:style-name="P19">-32</text:p>
          </table:table-cell>
        </table:table-row>
        <table:table-row table:style-name="Table1.1">
          <table:table-cell table:style-name="Table1.A2" office:value-type="string">
            <text:p text:style-name="P15">3</text:p>
          </table:table-cell>
          <table:table-cell table:style-name="Table1.A2" office:value-type="string">
            <text:p text:style-name="P15">5.556</text:p>
          </table:table-cell>
          <table:table-cell table:style-name="Table1.C2" office:value-type="float" office:value="53">
            <text:p text:style-name="P20">53</text:p>
          </table:table-cell>
          <table:table-cell table:style-name="Table1.D2" office:value-type="float" office:value="98.156">
            <text:p text:style-name="P20">98.156</text:p>
          </table:table-cell>
          <table:table-cell table:style-name="Table1.E2" office:value-type="float" office:value="3">
            <text:p text:style-name="P20">3</text:p>
          </table:table-cell>
          <table:table-cell table:style-name="Table1.D2" office:value-type="float" office:value="1.61988">
            <text:p text:style-name="P20">1.620</text:p>
          </table:table-cell>
          <table:table-cell table:style-name="Table1.C2" office:value-type="float" office:value="53">
            <text:p text:style-name="P20">53</text:p>
          </table:table-cell>
          <table:table-cell table:style-name="Table1.D2" office:value-type="float" office:value="28.61788">
            <text:p text:style-name="P20">28.618</text:p>
          </table:table-cell>
          <table:table-cell table:style-name="Table1.I2" office:value-type="float" office:value="-26">
            <text:p text:style-name="P19">-26</text:p>
          </table:table-cell>
          <table:table-cell table:style-name="Table1.J2" office:value-type="float" office:value="-14.8">
            <text:p text:style-name="P19">-15</text:p>
          </table:table-cell>
          <table:table-cell table:style-name="Table1.K2" office:value-type="float" office:value="-20">
            <text:p text:style-name="P19">-20</text:p>
          </table:table-cell>
          <table:table-cell table:style-name="Table1.J2" office:value-type="float" office:value="-28.8888888888889">
            <text:p text:style-name="P19">-29</text:p>
          </table:table-cell>
        </table:table-row>
        <table:table-row table:style-name="Table1.1">
          <table:table-cell table:style-name="Table1.A2" office:value-type="string">
            <text:p text:style-name="P15">4</text:p>
          </table:table-cell>
          <table:table-cell table:style-name="Table1.A2" office:value-type="string">
            <text:p text:style-name="P15">7.408</text:p>
          </table:table-cell>
          <table:table-cell table:style-name="Table1.C2" office:value-type="float" office:value="54">
            <text:p text:style-name="P20">54</text:p>
          </table:table-cell>
          <table:table-cell table:style-name="Table1.D2" office:value-type="float" office:value="100.008">
            <text:p text:style-name="P20">100.008</text:p>
          </table:table-cell>
          <table:table-cell table:style-name="Table1.E2" office:value-type="float" office:value="4">
            <text:p text:style-name="P20">4</text:p>
          </table:table-cell>
          <table:table-cell table:style-name="Table1.D2" office:value-type="float" office:value="2.15984">
            <text:p text:style-name="P20">2.160</text:p>
          </table:table-cell>
          <table:table-cell table:style-name="Table1.C2" office:value-type="float" office:value="54">
            <text:p text:style-name="P20">54</text:p>
          </table:table-cell>
          <table:table-cell table:style-name="Table1.D2" office:value-type="float" office:value="29.158">
            <text:p text:style-name="P20">29.158</text:p>
          </table:table-cell>
          <table:table-cell table:style-name="Table1.I2" office:value-type="float" office:value="-24">
            <text:p text:style-name="P19">-24</text:p>
          </table:table-cell>
          <table:table-cell table:style-name="Table1.J2" office:value-type="float" office:value="-11.2">
            <text:p text:style-name="P19">-11</text:p>
          </table:table-cell>
          <table:table-cell table:style-name="Table1.K2" office:value-type="float" office:value="-15">
            <text:p text:style-name="P19">-15</text:p>
          </table:table-cell>
          <table:table-cell table:style-name="Table1.J2" office:value-type="float" office:value="-26.1111111111111">
            <text:p text:style-name="P19">-26</text:p>
          </table:table-cell>
        </table:table-row>
        <table:table-row table:style-name="Table1.1">
          <table:table-cell table:style-name="Table1.A2" office:value-type="string">
            <text:p text:style-name="P15">5</text:p>
          </table:table-cell>
          <table:table-cell table:style-name="Table1.A2" office:value-type="string">
            <text:p text:style-name="P15">9.260</text:p>
          </table:table-cell>
          <table:table-cell table:style-name="Table1.C2" office:value-type="float" office:value="55">
            <text:p text:style-name="P20">55</text:p>
          </table:table-cell>
          <table:table-cell table:style-name="Table1.D2" office:value-type="float" office:value="101.86">
            <text:p text:style-name="P20">101.860</text:p>
          </table:table-cell>
          <table:table-cell table:style-name="Table1.E2" office:value-type="float" office:value="5">
            <text:p text:style-name="P20">5</text:p>
          </table:table-cell>
          <table:table-cell table:style-name="Table1.D2" office:value-type="float" office:value="2.6998">
            <text:p text:style-name="P20">2.700</text:p>
          </table:table-cell>
          <table:table-cell table:style-name="Table1.C2" office:value-type="float" office:value="55">
            <text:p text:style-name="P20">55</text:p>
          </table:table-cell>
          <table:table-cell table:style-name="Table1.D2" office:value-type="float" office:value="29.6978">
            <text:p text:style-name="P20">29.698</text:p>
          </table:table-cell>
          <table:table-cell table:style-name="Table1.I2" office:value-type="float" office:value="-22">
            <text:p text:style-name="P19">-22</text:p>
          </table:table-cell>
          <table:table-cell table:style-name="Table1.J2" office:value-type="float" office:value="-7.6">
            <text:p text:style-name="P19">-8</text:p>
          </table:table-cell>
          <table:table-cell table:style-name="Table1.K2" office:value-type="float" office:value="-10">
            <text:p text:style-name="P19">-10</text:p>
          </table:table-cell>
          <table:table-cell table:style-name="Table1.J2" office:value-type="float" office:value="-23.3333333333333">
            <text:p text:style-name="P19">-23</text:p>
          </table:table-cell>
        </table:table-row>
        <table:table-row table:style-name="Table1.1">
          <table:table-cell table:style-name="Table1.A2" office:value-type="string">
            <text:p text:style-name="P15">6</text:p>
          </table:table-cell>
          <table:table-cell table:style-name="Table1.A2" office:value-type="string">
            <text:p text:style-name="P15">11.112</text:p>
          </table:table-cell>
          <table:table-cell table:style-name="Table1.C2" office:value-type="float" office:value="56">
            <text:p text:style-name="P20">56</text:p>
          </table:table-cell>
          <table:table-cell table:style-name="Table1.D2" office:value-type="float" office:value="103.712">
            <text:p text:style-name="P20">103.712</text:p>
          </table:table-cell>
          <table:table-cell table:style-name="Table1.E2" office:value-type="float" office:value="6">
            <text:p text:style-name="P20">6</text:p>
          </table:table-cell>
          <table:table-cell table:style-name="Table1.D2" office:value-type="float" office:value="3.23976">
            <text:p text:style-name="P20">3.240</text:p>
          </table:table-cell>
          <table:table-cell table:style-name="Table1.C2" office:value-type="float" office:value="56">
            <text:p text:style-name="P20">56</text:p>
          </table:table-cell>
          <table:table-cell table:style-name="Table1.D2" office:value-type="float" office:value="30.23776">
            <text:p text:style-name="P20">30.238</text:p>
          </table:table-cell>
          <table:table-cell table:style-name="Table1.I2" office:value-type="float" office:value="-20">
            <text:p text:style-name="P17">-20</text:p>
          </table:table-cell>
          <table:table-cell table:style-name="Table1.J2" office:value-type="float" office:value="-4">
            <text:p text:style-name="P17">-4</text:p>
          </table:table-cell>
          <table:table-cell table:style-name="Table1.K2" office:value-type="float" office:value="-5">
            <text:p text:style-name="P19">-5</text:p>
          </table:table-cell>
          <table:table-cell table:style-name="Table1.J2" office:value-type="float" office:value="-20.5555555555556">
            <text:p text:style-name="P19">-21</text:p>
          </table:table-cell>
        </table:table-row>
        <table:table-row table:style-name="Table1.1">
          <table:table-cell table:style-name="Table1.A2" office:value-type="string">
            <text:p text:style-name="P15">7</text:p>
          </table:table-cell>
          <table:table-cell table:style-name="Table1.A2" office:value-type="string">
            <text:p text:style-name="P15">12.964</text:p>
          </table:table-cell>
          <table:table-cell table:style-name="Table1.C2" office:value-type="float" office:value="57">
            <text:p text:style-name="P20">57</text:p>
          </table:table-cell>
          <table:table-cell table:style-name="Table1.D2" office:value-type="float" office:value="105.564">
            <text:p text:style-name="P20">105.564</text:p>
          </table:table-cell>
          <table:table-cell table:style-name="Table1.E2" office:value-type="float" office:value="7">
            <text:p text:style-name="P20">7</text:p>
          </table:table-cell>
          <table:table-cell table:style-name="Table1.D2" office:value-type="float" office:value="3.77972">
            <text:p text:style-name="P20">3.780</text:p>
          </table:table-cell>
          <table:table-cell table:style-name="Table1.C2" office:value-type="float" office:value="57">
            <text:p text:style-name="P20">57</text:p>
          </table:table-cell>
          <table:table-cell table:style-name="Table1.D2" office:value-type="float" office:value="30.77772">
            <text:p text:style-name="P20">30.778</text:p>
          </table:table-cell>
          <table:table-cell table:style-name="Table1.I2" office:value-type="float" office:value="-18">
            <text:p text:style-name="P19">-18</text:p>
          </table:table-cell>
          <table:table-cell table:style-name="Table1.J2" office:value-type="float" office:value="-0.399999999999999">
            <text:p text:style-name="P19">0</text:p>
          </table:table-cell>
          <table:table-cell table:style-name="Table1.K2" office:value-type="float" office:value="0">
            <text:p text:style-name="P17">0</text:p>
          </table:table-cell>
          <table:table-cell table:style-name="Table1.J2" office:value-type="float" office:value="-17.7777777777778">
            <text:p text:style-name="P17">-18</text:p>
          </table:table-cell>
        </table:table-row>
        <table:table-row table:style-name="Table1.1">
          <table:table-cell table:style-name="Table1.A2" office:value-type="string">
            <text:p text:style-name="P15">8</text:p>
          </table:table-cell>
          <table:table-cell table:style-name="Table1.A2" office:value-type="string">
            <text:p text:style-name="P15">14.816</text:p>
          </table:table-cell>
          <table:table-cell table:style-name="Table1.C2" office:value-type="float" office:value="58">
            <text:p text:style-name="P20">58</text:p>
          </table:table-cell>
          <table:table-cell table:style-name="Table1.D2" office:value-type="float" office:value="107.416">
            <text:p text:style-name="P20">107.416</text:p>
          </table:table-cell>
          <table:table-cell table:style-name="Table1.E2" office:value-type="float" office:value="8">
            <text:p text:style-name="P20">8</text:p>
          </table:table-cell>
          <table:table-cell table:style-name="Table1.D2" office:value-type="float" office:value="4.31968">
            <text:p text:style-name="P20">4.320</text:p>
          </table:table-cell>
          <table:table-cell table:style-name="Table1.C2" office:value-type="float" office:value="58">
            <text:p text:style-name="P20">58</text:p>
          </table:table-cell>
          <table:table-cell table:style-name="Table1.D2" office:value-type="float" office:value="31.31768">
            <text:p text:style-name="P20">31.318</text:p>
          </table:table-cell>
          <table:table-cell table:style-name="Table1.I2" office:value-type="float" office:value="-16">
            <text:p text:style-name="P19">-16</text:p>
          </table:table-cell>
          <table:table-cell table:style-name="Table1.J2" office:value-type="float" office:value="3.2">
            <text:p text:style-name="P19">3</text:p>
          </table:table-cell>
          <table:table-cell table:style-name="Table1.K2" office:value-type="float" office:value="5">
            <text:p text:style-name="P19">5</text:p>
          </table:table-cell>
          <table:table-cell table:style-name="Table1.J2" office:value-type="float" office:value="-15">
            <text:p text:style-name="P19">-15</text:p>
          </table:table-cell>
        </table:table-row>
        <table:table-row table:style-name="Table1.1">
          <table:table-cell table:style-name="Table1.A2" office:value-type="string">
            <text:p text:style-name="P15">9</text:p>
          </table:table-cell>
          <table:table-cell table:style-name="Table1.A2" office:value-type="string">
            <text:p text:style-name="P15">16.668</text:p>
          </table:table-cell>
          <table:table-cell table:style-name="Table1.C2" office:value-type="float" office:value="59">
            <text:p text:style-name="P20">59</text:p>
          </table:table-cell>
          <table:table-cell table:style-name="Table1.D2" office:value-type="float" office:value="109.268">
            <text:p text:style-name="P20">109.268</text:p>
          </table:table-cell>
          <table:table-cell table:style-name="Table1.E2" office:value-type="float" office:value="9">
            <text:p text:style-name="P20">9</text:p>
          </table:table-cell>
          <table:table-cell table:style-name="Table1.D2" office:value-type="float" office:value="4.85964">
            <text:p text:style-name="P20">4.860</text:p>
          </table:table-cell>
          <table:table-cell table:style-name="Table1.C2" office:value-type="float" office:value="59">
            <text:p text:style-name="P20">59</text:p>
          </table:table-cell>
          <table:table-cell table:style-name="Table1.D2" office:value-type="float" office:value="31.85764">
            <text:p text:style-name="P20">31.858</text:p>
          </table:table-cell>
          <table:table-cell table:style-name="Table1.I2" office:value-type="float" office:value="-14">
            <text:p text:style-name="P19">-14</text:p>
          </table:table-cell>
          <table:table-cell table:style-name="Table1.J2" office:value-type="float" office:value="6.8">
            <text:p text:style-name="P19">7</text:p>
          </table:table-cell>
          <table:table-cell table:style-name="Table1.K2" office:value-type="float" office:value="10">
            <text:p text:style-name="P19">10</text:p>
          </table:table-cell>
          <table:table-cell table:style-name="Table1.J2" office:value-type="float" office:value="-12.2222222222222">
            <text:p text:style-name="P19">-12</text:p>
          </table:table-cell>
        </table:table-row>
        <table:table-row table:style-name="Table1.1">
          <table:table-cell table:style-name="Table1.A2" office:value-type="string">
            <text:p text:style-name="P11">10</text:p>
          </table:table-cell>
          <table:table-cell table:style-name="Table1.A2" office:value-type="string">
            <text:p text:style-name="P11">18.520</text:p>
          </table:table-cell>
          <table:table-cell table:style-name="Table1.C2" office:value-type="float" office:value="60">
            <text:p text:style-name="P18">60</text:p>
          </table:table-cell>
          <table:table-cell table:style-name="Table1.D2" office:value-type="float" office:value="111.12">
            <text:p text:style-name="P18">111.120</text:p>
          </table:table-cell>
          <table:table-cell table:style-name="Table1.E2" office:value-type="float" office:value="10">
            <text:p text:style-name="P18">10</text:p>
          </table:table-cell>
          <table:table-cell table:style-name="Table1.D2" office:value-type="float" office:value="5.3996">
            <text:p text:style-name="P18">5.400</text:p>
          </table:table-cell>
          <table:table-cell table:style-name="Table1.C2" office:value-type="float" office:value="60">
            <text:p text:style-name="P18">60</text:p>
          </table:table-cell>
          <table:table-cell table:style-name="Table1.D2" office:value-type="float" office:value="32.3976">
            <text:p text:style-name="P18">32.398</text:p>
          </table:table-cell>
          <table:table-cell table:style-name="Table1.I2" office:value-type="float" office:value="-12">
            <text:p text:style-name="P19">-12</text:p>
          </table:table-cell>
          <table:table-cell table:style-name="Table1.J2" office:value-type="float" office:value="10.4">
            <text:p text:style-name="P19">10</text:p>
          </table:table-cell>
          <table:table-cell table:style-name="Table1.K2" office:value-type="float" office:value="15">
            <text:p text:style-name="P19">15</text:p>
          </table:table-cell>
          <table:table-cell table:style-name="Table1.J2" office:value-type="float" office:value="-9.44444444444444">
            <text:p text:style-name="P19">-9</text:p>
          </table:table-cell>
        </table:table-row>
        <table:table-row table:style-name="Table1.1">
          <table:table-cell table:style-name="Table1.A2" office:value-type="string">
            <text:p text:style-name="P15">11</text:p>
          </table:table-cell>
          <table:table-cell table:style-name="Table1.A2" office:value-type="string">
            <text:p text:style-name="P15">20.372</text:p>
          </table:table-cell>
          <table:table-cell table:style-name="Table1.C2" office:value-type="float" office:value="61">
            <text:p text:style-name="P20">61</text:p>
          </table:table-cell>
          <table:table-cell table:style-name="Table1.D2" office:value-type="float" office:value="112.972">
            <text:p text:style-name="P20">112.972</text:p>
          </table:table-cell>
          <table:table-cell table:style-name="Table1.E2" office:value-type="float" office:value="11">
            <text:p text:style-name="P20">11</text:p>
          </table:table-cell>
          <table:table-cell table:style-name="Table1.D2" office:value-type="float" office:value="5.93956">
            <text:p text:style-name="P20">5.940</text:p>
          </table:table-cell>
          <table:table-cell table:style-name="Table1.C2" office:value-type="float" office:value="61">
            <text:p text:style-name="P20">61</text:p>
          </table:table-cell>
          <table:table-cell table:style-name="Table1.D2" office:value-type="float" office:value="32.93756">
            <text:p text:style-name="P20">32.938</text:p>
          </table:table-cell>
          <table:table-cell table:style-name="Table1.I2" office:value-type="float" office:value="-10">
            <text:p text:style-name="P17">-10</text:p>
          </table:table-cell>
          <table:table-cell table:style-name="Table1.J2" office:value-type="float" office:value="14">
            <text:p text:style-name="P17">14</text:p>
          </table:table-cell>
          <table:table-cell table:style-name="Table1.K2" office:value-type="float" office:value="20">
            <text:p text:style-name="P19">20</text:p>
          </table:table-cell>
          <table:table-cell table:style-name="Table1.J2" office:value-type="float" office:value="-6.66666666666667">
            <text:p text:style-name="P19">-7</text:p>
          </table:table-cell>
        </table:table-row>
        <table:table-row table:style-name="Table1.1">
          <table:table-cell table:style-name="Table1.A2" office:value-type="string">
            <text:p text:style-name="P15">12</text:p>
          </table:table-cell>
          <table:table-cell table:style-name="Table1.A2" office:value-type="string">
            <text:p text:style-name="P15">22.224</text:p>
          </table:table-cell>
          <table:table-cell table:style-name="Table1.C2" office:value-type="float" office:value="62">
            <text:p text:style-name="P20">62</text:p>
          </table:table-cell>
          <table:table-cell table:style-name="Table1.D2" office:value-type="float" office:value="114.824">
            <text:p text:style-name="P20">114.824</text:p>
          </table:table-cell>
          <table:table-cell table:style-name="Table1.E2" office:value-type="float" office:value="12">
            <text:p text:style-name="P20">12</text:p>
          </table:table-cell>
          <table:table-cell table:style-name="Table1.D2" office:value-type="float" office:value="6.47952">
            <text:p text:style-name="P20">6.480</text:p>
          </table:table-cell>
          <table:table-cell table:style-name="Table1.C2" office:value-type="float" office:value="62">
            <text:p text:style-name="P20">62</text:p>
          </table:table-cell>
          <table:table-cell table:style-name="Table1.D2" office:value-type="float" office:value="33.47752">
            <text:p text:style-name="P20">33.478</text:p>
          </table:table-cell>
          <table:table-cell table:style-name="Table1.I2" office:value-type="float" office:value="-8">
            <text:p text:style-name="P19">-8</text:p>
          </table:table-cell>
          <table:table-cell table:style-name="Table1.J2" office:value-type="float" office:value="17.6">
            <text:p text:style-name="P19">18</text:p>
          </table:table-cell>
          <table:table-cell table:style-name="Table1.K2" office:value-type="float" office:value="25">
            <text:p text:style-name="P19">25</text:p>
          </table:table-cell>
          <table:table-cell table:style-name="Table1.J2" office:value-type="float" office:value="-3.88888888888889">
            <text:p text:style-name="P19">-4</text:p>
          </table:table-cell>
        </table:table-row>
        <table:table-row table:style-name="Table1.1">
          <table:table-cell table:style-name="Table1.A2" office:value-type="string">
            <text:p text:style-name="P15">13</text:p>
          </table:table-cell>
          <table:table-cell table:style-name="Table1.A2" office:value-type="string">
            <text:p text:style-name="P15">24.076</text:p>
          </table:table-cell>
          <table:table-cell table:style-name="Table1.C2" office:value-type="float" office:value="63">
            <text:p text:style-name="P20">63</text:p>
          </table:table-cell>
          <table:table-cell table:style-name="Table1.D2" office:value-type="float" office:value="116.676">
            <text:p text:style-name="P20">116.676</text:p>
          </table:table-cell>
          <table:table-cell table:style-name="Table1.E2" office:value-type="float" office:value="13">
            <text:p text:style-name="P20">13</text:p>
          </table:table-cell>
          <table:table-cell table:style-name="Table1.D2" office:value-type="float" office:value="7.01948">
            <text:p text:style-name="P20">7.019</text:p>
          </table:table-cell>
          <table:table-cell table:style-name="Table1.C2" office:value-type="float" office:value="63">
            <text:p text:style-name="P20">63</text:p>
          </table:table-cell>
          <table:table-cell table:style-name="Table1.D2" office:value-type="float" office:value="34.01748">
            <text:p text:style-name="P20">34.017</text:p>
          </table:table-cell>
          <table:table-cell table:style-name="Table1.I2" office:value-type="float" office:value="-6">
            <text:p text:style-name="P19">-6</text:p>
          </table:table-cell>
          <table:table-cell table:style-name="Table1.J2" office:value-type="float" office:value="21.2">
            <text:p text:style-name="P19">21</text:p>
          </table:table-cell>
          <table:table-cell table:style-name="Table1.K2" office:value-type="float" office:value="30">
            <text:p text:style-name="P19">30</text:p>
          </table:table-cell>
          <table:table-cell table:style-name="Table1.J2" office:value-type="float" office:value="-1.11111111111111">
            <text:p text:style-name="P19">-1</text:p>
          </table:table-cell>
        </table:table-row>
        <table:table-row table:style-name="Table1.1">
          <table:table-cell table:style-name="Table1.A2" office:value-type="string">
            <text:p text:style-name="P15">14</text:p>
          </table:table-cell>
          <table:table-cell table:style-name="Table1.A2" office:value-type="string">
            <text:p text:style-name="P15">25.928</text:p>
          </table:table-cell>
          <table:table-cell table:style-name="Table1.C2" office:value-type="float" office:value="64">
            <text:p text:style-name="P20">64</text:p>
          </table:table-cell>
          <table:table-cell table:style-name="Table1.D2" office:value-type="float" office:value="118.528">
            <text:p text:style-name="P20">118.528</text:p>
          </table:table-cell>
          <table:table-cell table:style-name="Table1.E2" office:value-type="float" office:value="14">
            <text:p text:style-name="P20">14</text:p>
          </table:table-cell>
          <table:table-cell table:style-name="Table1.D2" office:value-type="float" office:value="7.55944">
            <text:p text:style-name="P20">7.559</text:p>
          </table:table-cell>
          <table:table-cell table:style-name="Table1.C2" office:value-type="float" office:value="64">
            <text:p text:style-name="P20">64</text:p>
          </table:table-cell>
          <table:table-cell table:style-name="Table1.D2" office:value-type="float" office:value="34.55744">
            <text:p text:style-name="P20">34.557</text:p>
          </table:table-cell>
          <table:table-cell table:style-name="Table1.I2" office:value-type="float" office:value="-4">
            <text:p text:style-name="P19">-4</text:p>
          </table:table-cell>
          <table:table-cell table:style-name="Table1.J2" office:value-type="float" office:value="24.8">
            <text:p text:style-name="P19">25</text:p>
          </table:table-cell>
          <table:table-cell table:style-name="Table1.K2" office:value-type="float" office:value="35">
            <text:p text:style-name="P19">35</text:p>
          </table:table-cell>
          <table:table-cell table:style-name="Table1.J2" office:value-type="float" office:value="1.66666666666667">
            <text:p text:style-name="P19">2</text:p>
          </table:table-cell>
        </table:table-row>
        <table:table-row table:style-name="Table1.1">
          <table:table-cell table:style-name="Table1.A2" office:value-type="string">
            <text:p text:style-name="P15">15</text:p>
          </table:table-cell>
          <table:table-cell table:style-name="Table1.A2" office:value-type="string">
            <text:p text:style-name="P15">27.780</text:p>
          </table:table-cell>
          <table:table-cell table:style-name="Table1.C2" office:value-type="float" office:value="65">
            <text:p text:style-name="P20">65</text:p>
          </table:table-cell>
          <table:table-cell table:style-name="Table1.D2" office:value-type="float" office:value="120.38">
            <text:p text:style-name="P20">120.380</text:p>
          </table:table-cell>
          <table:table-cell table:style-name="Table1.E2" office:value-type="float" office:value="15">
            <text:p text:style-name="P20">15</text:p>
          </table:table-cell>
          <table:table-cell table:style-name="Table1.D2" office:value-type="float" office:value="8.0994">
            <text:p text:style-name="P20">8.099</text:p>
          </table:table-cell>
          <table:table-cell table:style-name="Table1.C2" office:value-type="float" office:value="65">
            <text:p text:style-name="P20">65</text:p>
          </table:table-cell>
          <table:table-cell table:style-name="Table1.D2" office:value-type="float" office:value="35.0974">
            <text:p text:style-name="P20">35.097</text:p>
          </table:table-cell>
          <table:table-cell table:style-name="Table1.I2" office:value-type="float" office:value="-2">
            <text:p text:style-name="P19">-2</text:p>
          </table:table-cell>
          <table:table-cell table:style-name="Table1.J2" office:value-type="float" office:value="28.4">
            <text:p text:style-name="P19">28</text:p>
          </table:table-cell>
          <table:table-cell table:style-name="Table1.K2" office:value-type="float" office:value="40">
            <text:p text:style-name="P19">40</text:p>
          </table:table-cell>
          <table:table-cell table:style-name="Table1.J2" office:value-type="float" office:value="4.44444444444444">
            <text:p text:style-name="P19">4</text:p>
          </table:table-cell>
        </table:table-row>
        <table:table-row table:style-name="Table1.1">
          <table:table-cell table:style-name="Table1.A2" office:value-type="string">
            <text:p text:style-name="P15">16</text:p>
          </table:table-cell>
          <table:table-cell table:style-name="Table1.A2" office:value-type="string">
            <text:p text:style-name="P15">29.632</text:p>
          </table:table-cell>
          <table:table-cell table:style-name="Table1.C2" office:value-type="float" office:value="66">
            <text:p text:style-name="P20">66</text:p>
          </table:table-cell>
          <table:table-cell table:style-name="Table1.D2" office:value-type="float" office:value="122.232">
            <text:p text:style-name="P20">122.232</text:p>
          </table:table-cell>
          <table:table-cell table:style-name="Table1.E2" office:value-type="float" office:value="16">
            <text:p text:style-name="P20">16</text:p>
          </table:table-cell>
          <table:table-cell table:style-name="Table1.D2" office:value-type="float" office:value="8.63936">
            <text:p text:style-name="P20">8.639</text:p>
          </table:table-cell>
          <table:table-cell table:style-name="Table1.C2" office:value-type="float" office:value="66">
            <text:p text:style-name="P20">66</text:p>
          </table:table-cell>
          <table:table-cell table:style-name="Table1.D2" office:value-type="float" office:value="35.63736">
            <text:p text:style-name="P20">35.637</text:p>
          </table:table-cell>
          <table:table-cell table:style-name="Table1.I2" office:value-type="float" office:value="0">
            <text:p text:style-name="P17">0</text:p>
          </table:table-cell>
          <table:table-cell table:style-name="Table1.J2" office:value-type="float" office:value="32">
            <text:p text:style-name="P17">32</text:p>
          </table:table-cell>
          <table:table-cell table:style-name="Table1.K2" office:value-type="float" office:value="45">
            <text:p text:style-name="P19">45</text:p>
          </table:table-cell>
          <table:table-cell table:style-name="Table1.J2" office:value-type="float" office:value="7.22222222222222">
            <text:p text:style-name="P19">7</text:p>
          </table:table-cell>
        </table:table-row>
        <table:table-row table:style-name="Table1.1">
          <table:table-cell table:style-name="Table1.A2" office:value-type="string">
            <text:p text:style-name="P15">17</text:p>
          </table:table-cell>
          <table:table-cell table:style-name="Table1.A2" office:value-type="string">
            <text:p text:style-name="P15">31.484</text:p>
          </table:table-cell>
          <table:table-cell table:style-name="Table1.C2" office:value-type="float" office:value="67">
            <text:p text:style-name="P20">67</text:p>
          </table:table-cell>
          <table:table-cell table:style-name="Table1.D2" office:value-type="float" office:value="124.084">
            <text:p text:style-name="P20">124.084</text:p>
          </table:table-cell>
          <table:table-cell table:style-name="Table1.E2" office:value-type="float" office:value="17">
            <text:p text:style-name="P20">17</text:p>
          </table:table-cell>
          <table:table-cell table:style-name="Table1.D2" office:value-type="float" office:value="9.17932">
            <text:p text:style-name="P20">9.179</text:p>
          </table:table-cell>
          <table:table-cell table:style-name="Table1.C2" office:value-type="float" office:value="67">
            <text:p text:style-name="P20">67</text:p>
          </table:table-cell>
          <table:table-cell table:style-name="Table1.D2" office:value-type="float" office:value="36.17732">
            <text:p text:style-name="P20">36.177</text:p>
          </table:table-cell>
          <table:table-cell table:style-name="Table1.I2" office:value-type="float" office:value="2">
            <text:p text:style-name="P19">2</text:p>
          </table:table-cell>
          <table:table-cell table:style-name="Table1.J2" office:value-type="float" office:value="36">
            <text:p text:style-name="P19">36</text:p>
          </table:table-cell>
          <table:table-cell table:style-name="Table1.K2" office:value-type="float" office:value="50">
            <text:p text:style-name="P17">50</text:p>
          </table:table-cell>
          <table:table-cell table:style-name="Table1.J2" office:value-type="float" office:value="10">
            <text:p text:style-name="P17">10</text:p>
          </table:table-cell>
        </table:table-row>
        <table:table-row table:style-name="Table1.1">
          <table:table-cell table:style-name="Table1.A2" office:value-type="string">
            <text:p text:style-name="P15">18</text:p>
          </table:table-cell>
          <table:table-cell table:style-name="Table1.A2" office:value-type="string">
            <text:p text:style-name="P15">33.336</text:p>
          </table:table-cell>
          <table:table-cell table:style-name="Table1.C2" office:value-type="float" office:value="68">
            <text:p text:style-name="P20">68</text:p>
          </table:table-cell>
          <table:table-cell table:style-name="Table1.D2" office:value-type="float" office:value="125.936">
            <text:p text:style-name="P20">125.936</text:p>
          </table:table-cell>
          <table:table-cell table:style-name="Table1.E2" office:value-type="float" office:value="18">
            <text:p text:style-name="P20">18</text:p>
          </table:table-cell>
          <table:table-cell table:style-name="Table1.D2" office:value-type="float" office:value="9.71928">
            <text:p text:style-name="P20">9.719</text:p>
          </table:table-cell>
          <table:table-cell table:style-name="Table1.C2" office:value-type="float" office:value="68">
            <text:p text:style-name="P20">68</text:p>
          </table:table-cell>
          <table:table-cell table:style-name="Table1.D2" office:value-type="float" office:value="36.71728">
            <text:p text:style-name="P20">36.717</text:p>
          </table:table-cell>
          <table:table-cell table:style-name="Table1.I2" office:value-type="float" office:value="4">
            <text:p text:style-name="P19">4</text:p>
          </table:table-cell>
          <table:table-cell table:style-name="Table1.J2" office:value-type="float" office:value="39.2">
            <text:p text:style-name="P19">39</text:p>
          </table:table-cell>
          <table:table-cell table:style-name="Table1.K2" office:value-type="float" office:value="55">
            <text:p text:style-name="P19">55</text:p>
          </table:table-cell>
          <table:table-cell table:style-name="Table1.J2" office:value-type="float" office:value="12.7777777777778">
            <text:p text:style-name="P19">13</text:p>
          </table:table-cell>
        </table:table-row>
        <table:table-row table:style-name="Table1.1">
          <table:table-cell table:style-name="Table1.A2" office:value-type="string">
            <text:p text:style-name="P15">19</text:p>
          </table:table-cell>
          <table:table-cell table:style-name="Table1.A2" office:value-type="string">
            <text:p text:style-name="P15">35.188</text:p>
          </table:table-cell>
          <table:table-cell table:style-name="Table1.C2" office:value-type="float" office:value="69">
            <text:p text:style-name="P20">69</text:p>
          </table:table-cell>
          <table:table-cell table:style-name="Table1.D2" office:value-type="float" office:value="127.788">
            <text:p text:style-name="P20">127.788</text:p>
          </table:table-cell>
          <table:table-cell table:style-name="Table1.E2" office:value-type="float" office:value="19">
            <text:p text:style-name="P20">19</text:p>
          </table:table-cell>
          <table:table-cell table:style-name="Table1.D2" office:value-type="float" office:value="10.25924">
            <text:p text:style-name="P20">10.259</text:p>
          </table:table-cell>
          <table:table-cell table:style-name="Table1.C2" office:value-type="float" office:value="69">
            <text:p text:style-name="P20">69</text:p>
          </table:table-cell>
          <table:table-cell table:style-name="Table1.D2" office:value-type="float" office:value="37.25724">
            <text:p text:style-name="P20">37.257</text:p>
          </table:table-cell>
          <table:table-cell table:style-name="Table1.I2" office:value-type="float" office:value="6">
            <text:p text:style-name="P19">6</text:p>
          </table:table-cell>
          <table:table-cell table:style-name="Table1.J2" office:value-type="float" office:value="42.8">
            <text:p text:style-name="P19">43</text:p>
          </table:table-cell>
          <table:table-cell table:style-name="Table1.K2" office:value-type="float" office:value="60">
            <text:p text:style-name="P19">60</text:p>
          </table:table-cell>
          <table:table-cell table:style-name="Table1.J2" office:value-type="float" office:value="15.5555555555556">
            <text:p text:style-name="P19">16</text:p>
          </table:table-cell>
        </table:table-row>
        <table:table-row table:style-name="Table1.1">
          <table:table-cell table:style-name="Table1.A2" office:value-type="string">
            <text:p text:style-name="P11">20</text:p>
          </table:table-cell>
          <table:table-cell table:style-name="Table1.A2" office:value-type="string">
            <text:p text:style-name="P11">37.040</text:p>
          </table:table-cell>
          <table:table-cell table:style-name="Table1.C2" office:value-type="float" office:value="70">
            <text:p text:style-name="P18">70</text:p>
          </table:table-cell>
          <table:table-cell table:style-name="Table1.D2" office:value-type="float" office:value="129.64">
            <text:p text:style-name="P18">129.640</text:p>
          </table:table-cell>
          <table:table-cell table:style-name="Table1.E2" office:value-type="float" office:value="20">
            <text:p text:style-name="P18">20</text:p>
          </table:table-cell>
          <table:table-cell table:style-name="Table1.D2" office:value-type="float" office:value="10.7992">
            <text:p text:style-name="P18">10.799</text:p>
          </table:table-cell>
          <table:table-cell table:style-name="Table1.C2" office:value-type="float" office:value="70">
            <text:p text:style-name="P18">70</text:p>
          </table:table-cell>
          <table:table-cell table:style-name="Table1.D2" office:value-type="float" office:value="37.7972">
            <text:p text:style-name="P18">37.797</text:p>
          </table:table-cell>
          <table:table-cell table:style-name="Table1.I2" office:value-type="float" office:value="8">
            <text:p text:style-name="P19">8</text:p>
          </table:table-cell>
          <table:table-cell table:style-name="Table1.J2" office:value-type="float" office:value="46.4">
            <text:p text:style-name="P19">46</text:p>
          </table:table-cell>
          <table:table-cell table:style-name="Table1.K2" office:value-type="float" office:value="65">
            <text:p text:style-name="P19">65</text:p>
          </table:table-cell>
          <table:table-cell table:style-name="Table1.J2" office:value-type="float" office:value="18.3333333333333">
            <text:p text:style-name="P19">18</text:p>
          </table:table-cell>
        </table:table-row>
        <table:table-row table:style-name="Table1.1">
          <table:table-cell table:style-name="Table1.A2" office:value-type="string">
            <text:p text:style-name="P15">21</text:p>
          </table:table-cell>
          <table:table-cell table:style-name="Table1.A2" office:value-type="string">
            <text:p text:style-name="P15">38.892</text:p>
          </table:table-cell>
          <table:table-cell table:style-name="Table1.C2" office:value-type="float" office:value="71">
            <text:p text:style-name="P20">71</text:p>
          </table:table-cell>
          <table:table-cell table:style-name="Table1.D2" office:value-type="float" office:value="131.492">
            <text:p text:style-name="P20">131.492</text:p>
          </table:table-cell>
          <table:table-cell table:style-name="Table1.E2" office:value-type="float" office:value="21">
            <text:p text:style-name="P20">21</text:p>
          </table:table-cell>
          <table:table-cell table:style-name="Table1.D2" office:value-type="float" office:value="11.33916">
            <text:p text:style-name="P20">11.339</text:p>
          </table:table-cell>
          <table:table-cell table:style-name="Table1.C2" office:value-type="float" office:value="71">
            <text:p text:style-name="P20">71</text:p>
          </table:table-cell>
          <table:table-cell table:style-name="Table1.D2" office:value-type="float" office:value="38.33716">
            <text:p text:style-name="P20">38.337</text:p>
          </table:table-cell>
          <table:table-cell table:style-name="Table1.I2" office:value-type="float" office:value="10">
            <text:p text:style-name="P17">10</text:p>
          </table:table-cell>
          <table:table-cell table:style-name="Table1.J2" office:value-type="float" office:value="50">
            <text:p text:style-name="P17">50</text:p>
          </table:table-cell>
          <table:table-cell table:style-name="Table1.K2" office:value-type="float" office:value="70">
            <text:p text:style-name="P19">70</text:p>
          </table:table-cell>
          <table:table-cell table:style-name="Table1.J2" office:value-type="float" office:value="21.1111111111111">
            <text:p text:style-name="P19">21</text:p>
          </table:table-cell>
        </table:table-row>
        <table:table-row table:style-name="Table1.1">
          <table:table-cell table:style-name="Table1.A2" office:value-type="string">
            <text:p text:style-name="P15">22</text:p>
          </table:table-cell>
          <table:table-cell table:style-name="Table1.A2" office:value-type="string">
            <text:p text:style-name="P15">40.744</text:p>
          </table:table-cell>
          <table:table-cell table:style-name="Table1.C2" office:value-type="float" office:value="72">
            <text:p text:style-name="P20">72</text:p>
          </table:table-cell>
          <table:table-cell table:style-name="Table1.D2" office:value-type="float" office:value="133.344">
            <text:p text:style-name="P20">133.344</text:p>
          </table:table-cell>
          <table:table-cell table:style-name="Table1.E2" office:value-type="float" office:value="22">
            <text:p text:style-name="P20">22</text:p>
          </table:table-cell>
          <table:table-cell table:style-name="Table1.D2" office:value-type="float" office:value="11.87912">
            <text:p text:style-name="P20">11.879</text:p>
          </table:table-cell>
          <table:table-cell table:style-name="Table1.C2" office:value-type="float" office:value="72">
            <text:p text:style-name="P20">72</text:p>
          </table:table-cell>
          <table:table-cell table:style-name="Table1.D2" office:value-type="float" office:value="38.87712">
            <text:p text:style-name="P20">38.877</text:p>
          </table:table-cell>
          <table:table-cell table:style-name="Table1.I2" office:value-type="float" office:value="12">
            <text:p text:style-name="P19">12</text:p>
          </table:table-cell>
          <table:table-cell table:style-name="Table1.J2" office:value-type="float" office:value="53.6">
            <text:p text:style-name="P19">54</text:p>
          </table:table-cell>
          <table:table-cell table:style-name="Table1.K2" office:value-type="float" office:value="75">
            <text:p text:style-name="P19">75</text:p>
          </table:table-cell>
          <table:table-cell table:style-name="Table1.J2" office:value-type="float" office:value="23.8888888888889">
            <text:p text:style-name="P19">24</text:p>
          </table:table-cell>
        </table:table-row>
        <table:table-row table:style-name="Table1.1">
          <table:table-cell table:style-name="Table1.A2" office:value-type="string">
            <text:p text:style-name="P15">23</text:p>
          </table:table-cell>
          <table:table-cell table:style-name="Table1.A2" office:value-type="string">
            <text:p text:style-name="P15">42.596</text:p>
          </table:table-cell>
          <table:table-cell table:style-name="Table1.C2" office:value-type="float" office:value="73">
            <text:p text:style-name="P20">73</text:p>
          </table:table-cell>
          <table:table-cell table:style-name="Table1.D2" office:value-type="float" office:value="135.196">
            <text:p text:style-name="P20">135.196</text:p>
          </table:table-cell>
          <table:table-cell table:style-name="Table1.E2" office:value-type="float" office:value="23">
            <text:p text:style-name="P20">23</text:p>
          </table:table-cell>
          <table:table-cell table:style-name="Table1.D2" office:value-type="float" office:value="12.41908">
            <text:p text:style-name="P20">12.419</text:p>
          </table:table-cell>
          <table:table-cell table:style-name="Table1.C2" office:value-type="float" office:value="73">
            <text:p text:style-name="P20">73</text:p>
          </table:table-cell>
          <table:table-cell table:style-name="Table1.D2" office:value-type="float" office:value="39.41708">
            <text:p text:style-name="P20">39.417</text:p>
          </table:table-cell>
          <table:table-cell table:style-name="Table1.I2" office:value-type="float" office:value="14">
            <text:p text:style-name="P19">14</text:p>
          </table:table-cell>
          <table:table-cell table:style-name="Table1.J2" office:value-type="float" office:value="57.2">
            <text:p text:style-name="P19">57</text:p>
          </table:table-cell>
          <table:table-cell table:style-name="Table1.K2" office:value-type="float" office:value="80">
            <text:p text:style-name="P19">80</text:p>
          </table:table-cell>
          <table:table-cell table:style-name="Table1.J2" office:value-type="float" office:value="26.6666666666667">
            <text:p text:style-name="P19">27</text:p>
          </table:table-cell>
        </table:table-row>
        <table:table-row table:style-name="Table1.1">
          <table:table-cell table:style-name="Table1.A2" office:value-type="string">
            <text:p text:style-name="P15">24</text:p>
          </table:table-cell>
          <table:table-cell table:style-name="Table1.A2" office:value-type="string">
            <text:p text:style-name="P15">44.448</text:p>
          </table:table-cell>
          <table:table-cell table:style-name="Table1.C2" office:value-type="float" office:value="74">
            <text:p text:style-name="P20">74</text:p>
          </table:table-cell>
          <table:table-cell table:style-name="Table1.D2" office:value-type="float" office:value="137.048">
            <text:p text:style-name="P20">137.048</text:p>
          </table:table-cell>
          <table:table-cell table:style-name="Table1.E2" office:value-type="float" office:value="24">
            <text:p text:style-name="P20">24</text:p>
          </table:table-cell>
          <table:table-cell table:style-name="Table1.D2" office:value-type="float" office:value="12.95904">
            <text:p text:style-name="P20">12.959</text:p>
          </table:table-cell>
          <table:table-cell table:style-name="Table1.C2" office:value-type="float" office:value="74">
            <text:p text:style-name="P20">74</text:p>
          </table:table-cell>
          <table:table-cell table:style-name="Table1.D2" office:value-type="float" office:value="39.95704">
            <text:p text:style-name="P20">39.957</text:p>
          </table:table-cell>
          <table:table-cell table:style-name="Table1.I2" office:value-type="float" office:value="16">
            <text:p text:style-name="P19">16</text:p>
          </table:table-cell>
          <table:table-cell table:style-name="Table1.J2" office:value-type="float" office:value="60.8">
            <text:p text:style-name="P19">61</text:p>
          </table:table-cell>
          <table:table-cell table:style-name="Table1.K2" office:value-type="float" office:value="85">
            <text:p text:style-name="P19">85</text:p>
          </table:table-cell>
          <table:table-cell table:style-name="Table1.J2" office:value-type="float" office:value="29.4444444444444">
            <text:p text:style-name="P19">29</text:p>
          </table:table-cell>
        </table:table-row>
        <table:table-row table:style-name="Table1.1">
          <table:table-cell table:style-name="Table1.A2" office:value-type="string">
            <text:p text:style-name="P15">25</text:p>
          </table:table-cell>
          <table:table-cell table:style-name="Table1.A2" office:value-type="string">
            <text:p text:style-name="P15">46.300</text:p>
          </table:table-cell>
          <table:table-cell table:style-name="Table1.C2" office:value-type="float" office:value="75">
            <text:p text:style-name="P20">75</text:p>
          </table:table-cell>
          <table:table-cell table:style-name="Table1.D2" office:value-type="float" office:value="138.9">
            <text:p text:style-name="P20">138.900</text:p>
          </table:table-cell>
          <table:table-cell table:style-name="Table1.E2" office:value-type="float" office:value="25">
            <text:p text:style-name="P20">25</text:p>
          </table:table-cell>
          <table:table-cell table:style-name="Table1.D2" office:value-type="float" office:value="13.499">
            <text:p text:style-name="P20">13.499</text:p>
          </table:table-cell>
          <table:table-cell table:style-name="Table1.C2" office:value-type="float" office:value="75">
            <text:p text:style-name="P20">75</text:p>
          </table:table-cell>
          <table:table-cell table:style-name="Table1.D2" office:value-type="float" office:value="40.497">
            <text:p text:style-name="P20">40.497</text:p>
          </table:table-cell>
          <table:table-cell table:style-name="Table1.I2" office:value-type="float" office:value="18">
            <text:p text:style-name="P19">18</text:p>
          </table:table-cell>
          <table:table-cell table:style-name="Table1.J2" office:value-type="float" office:value="64.4">
            <text:p text:style-name="P19">64</text:p>
          </table:table-cell>
          <table:table-cell table:style-name="Table1.K2" office:value-type="float" office:value="90">
            <text:p text:style-name="P19">90</text:p>
          </table:table-cell>
          <table:table-cell table:style-name="Table1.J2" office:value-type="float" office:value="32.2222222222222">
            <text:p text:style-name="P19">32</text:p>
          </table:table-cell>
        </table:table-row>
        <table:table-row table:style-name="Table1.1">
          <table:table-cell table:style-name="Table1.A2" office:value-type="string">
            <text:p text:style-name="P15">26</text:p>
          </table:table-cell>
          <table:table-cell table:style-name="Table1.A2" office:value-type="string">
            <text:p text:style-name="P15">48.152</text:p>
          </table:table-cell>
          <table:table-cell table:style-name="Table1.C2" office:value-type="float" office:value="76">
            <text:p text:style-name="P20">76</text:p>
          </table:table-cell>
          <table:table-cell table:style-name="Table1.D2" office:value-type="float" office:value="140.752">
            <text:p text:style-name="P20">140.752</text:p>
          </table:table-cell>
          <table:table-cell table:style-name="Table1.E2" office:value-type="float" office:value="26">
            <text:p text:style-name="P20">26</text:p>
          </table:table-cell>
          <table:table-cell table:style-name="Table1.D2" office:value-type="float" office:value="14.03896">
            <text:p text:style-name="P20">14.039</text:p>
          </table:table-cell>
          <table:table-cell table:style-name="Table1.C2" office:value-type="float" office:value="76">
            <text:p text:style-name="P20">76</text:p>
          </table:table-cell>
          <table:table-cell table:style-name="Table1.D2" office:value-type="float" office:value="41.03696">
            <text:p text:style-name="P20">41.037</text:p>
          </table:table-cell>
          <table:table-cell table:style-name="Table1.I2" office:value-type="float" office:value="20">
            <text:p text:style-name="P17">20</text:p>
          </table:table-cell>
          <table:table-cell table:style-name="Table1.J2" office:value-type="float" office:value="68">
            <text:p text:style-name="P17">68</text:p>
          </table:table-cell>
          <table:table-cell table:style-name="Table1.K2" office:value-type="float" office:value="95">
            <text:p text:style-name="P19">95</text:p>
          </table:table-cell>
          <table:table-cell table:style-name="Table1.J2" office:value-type="float" office:value="35">
            <text:p text:style-name="P19">35</text:p>
          </table:table-cell>
        </table:table-row>
        <table:table-row table:style-name="Table1.1">
          <table:table-cell table:style-name="Table1.A2" office:value-type="string">
            <text:p text:style-name="P15">27</text:p>
          </table:table-cell>
          <table:table-cell table:style-name="Table1.A2" office:value-type="string">
            <text:p text:style-name="P15">50.004</text:p>
          </table:table-cell>
          <table:table-cell table:style-name="Table1.C2" office:value-type="float" office:value="77">
            <text:p text:style-name="P20">77</text:p>
          </table:table-cell>
          <table:table-cell table:style-name="Table1.D2" office:value-type="float" office:value="142.604">
            <text:p text:style-name="P20">142.604</text:p>
          </table:table-cell>
          <table:table-cell table:style-name="Table1.E2" office:value-type="float" office:value="27">
            <text:p text:style-name="P20">27</text:p>
          </table:table-cell>
          <table:table-cell table:style-name="Table1.D2" office:value-type="float" office:value="14.57892">
            <text:p text:style-name="P20">14.579</text:p>
          </table:table-cell>
          <table:table-cell table:style-name="Table1.C2" office:value-type="float" office:value="77">
            <text:p text:style-name="P20">77</text:p>
          </table:table-cell>
          <table:table-cell table:style-name="Table1.D2" office:value-type="float" office:value="41.57692">
            <text:p text:style-name="P20">41.577</text:p>
          </table:table-cell>
          <table:table-cell table:style-name="Table1.I2" office:value-type="float" office:value="22">
            <text:p text:style-name="P19">22</text:p>
          </table:table-cell>
          <table:table-cell table:style-name="Table1.J2" office:value-type="float" office:value="71.6">
            <text:p text:style-name="P19">72</text:p>
          </table:table-cell>
          <table:table-cell table:style-name="Table1.K2" office:value-type="float" office:value="100">
            <text:p text:style-name="P17">100</text:p>
          </table:table-cell>
          <table:table-cell table:style-name="Table1.J2" office:value-type="float" office:value="37.7777777777778">
            <text:p text:style-name="P17">38</text:p>
          </table:table-cell>
        </table:table-row>
        <table:table-row table:style-name="Table1.1">
          <table:table-cell table:style-name="Table1.A2" office:value-type="string">
            <text:p text:style-name="P15">28</text:p>
          </table:table-cell>
          <table:table-cell table:style-name="Table1.A2" office:value-type="string">
            <text:p text:style-name="P15">51.856</text:p>
          </table:table-cell>
          <table:table-cell table:style-name="Table1.C2" office:value-type="float" office:value="78">
            <text:p text:style-name="P20">78</text:p>
          </table:table-cell>
          <table:table-cell table:style-name="Table1.D2" office:value-type="float" office:value="144.456">
            <text:p text:style-name="P20">144.456</text:p>
          </table:table-cell>
          <table:table-cell table:style-name="Table1.E2" office:value-type="float" office:value="28">
            <text:p text:style-name="P20">28</text:p>
          </table:table-cell>
          <table:table-cell table:style-name="Table1.D2" office:value-type="float" office:value="15.11888">
            <text:p text:style-name="P20">15.119</text:p>
          </table:table-cell>
          <table:table-cell table:style-name="Table1.C2" office:value-type="float" office:value="78">
            <text:p text:style-name="P20">78</text:p>
          </table:table-cell>
          <table:table-cell table:style-name="Table1.D2" office:value-type="float" office:value="42.11688">
            <text:p text:style-name="P20">42.117</text:p>
          </table:table-cell>
          <table:table-cell table:style-name="Table1.I2" office:value-type="float" office:value="24">
            <text:p text:style-name="P19">24</text:p>
          </table:table-cell>
          <table:table-cell table:style-name="Table1.J2" office:value-type="float" office:value="75.2">
            <text:p text:style-name="P19">75</text:p>
          </table:table-cell>
          <table:table-cell table:style-name="Table1.K2" office:value-type="float" office:value="105">
            <text:p text:style-name="P19">105</text:p>
          </table:table-cell>
          <table:table-cell table:style-name="Table1.J2" office:value-type="float" office:value="40.5555555555556">
            <text:p text:style-name="P19">41</text:p>
          </table:table-cell>
        </table:table-row>
        <table:table-row table:style-name="Table1.1">
          <table:table-cell table:style-name="Table1.A2" office:value-type="string">
            <text:p text:style-name="P15">29</text:p>
          </table:table-cell>
          <table:table-cell table:style-name="Table1.A2" office:value-type="string">
            <text:p text:style-name="P15">53.708</text:p>
          </table:table-cell>
          <table:table-cell table:style-name="Table1.C2" office:value-type="float" office:value="79">
            <text:p text:style-name="P20">79</text:p>
          </table:table-cell>
          <table:table-cell table:style-name="Table1.D2" office:value-type="float" office:value="146.308">
            <text:p text:style-name="P20">146.308</text:p>
          </table:table-cell>
          <table:table-cell table:style-name="Table1.E2" office:value-type="float" office:value="29">
            <text:p text:style-name="P20">29</text:p>
          </table:table-cell>
          <table:table-cell table:style-name="Table1.D2" office:value-type="float" office:value="15.65884">
            <text:p text:style-name="P20">15.659</text:p>
          </table:table-cell>
          <table:table-cell table:style-name="Table1.C2" office:value-type="float" office:value="79">
            <text:p text:style-name="P20">79</text:p>
          </table:table-cell>
          <table:table-cell table:style-name="Table1.D2" office:value-type="float" office:value="42.65684">
            <text:p text:style-name="P20">42.657</text:p>
          </table:table-cell>
          <table:table-cell table:style-name="Table1.I2" office:value-type="float" office:value="26">
            <text:p text:style-name="P19">26</text:p>
          </table:table-cell>
          <table:table-cell table:style-name="Table1.J2" office:value-type="float" office:value="78.8">
            <text:p text:style-name="P19">79</text:p>
          </table:table-cell>
          <table:table-cell table:style-name="Table1.K2" office:value-type="float" office:value="110">
            <text:p text:style-name="P19">110</text:p>
          </table:table-cell>
          <table:table-cell table:style-name="Table1.J2" office:value-type="float" office:value="43.3333333333333">
            <text:p text:style-name="P19">43</text:p>
          </table:table-cell>
        </table:table-row>
        <table:table-row table:style-name="Table1.1">
          <table:table-cell table:style-name="Table1.A2" office:value-type="string">
            <text:p text:style-name="P11">30</text:p>
          </table:table-cell>
          <table:table-cell table:style-name="Table1.A2" office:value-type="string">
            <text:p text:style-name="P11">55.560</text:p>
          </table:table-cell>
          <table:table-cell table:style-name="Table1.C2" office:value-type="float" office:value="80">
            <text:p text:style-name="P18">80</text:p>
          </table:table-cell>
          <table:table-cell table:style-name="Table1.D2" office:value-type="float" office:value="148.16">
            <text:p text:style-name="P18">148.160</text:p>
          </table:table-cell>
          <table:table-cell table:style-name="Table1.E2" office:value-type="float" office:value="30">
            <text:p text:style-name="P18">30</text:p>
          </table:table-cell>
          <table:table-cell table:style-name="Table1.D2" office:value-type="float" office:value="16.1988">
            <text:p text:style-name="P18">16.199</text:p>
          </table:table-cell>
          <table:table-cell table:style-name="Table1.C2" office:value-type="float" office:value="80">
            <text:p text:style-name="P18">80</text:p>
          </table:table-cell>
          <table:table-cell table:style-name="Table1.D2" office:value-type="float" office:value="43.1968">
            <text:p text:style-name="P18">43.197</text:p>
          </table:table-cell>
          <table:table-cell table:style-name="Table1.I2" office:value-type="float" office:value="28">
            <text:p text:style-name="P19">28</text:p>
          </table:table-cell>
          <table:table-cell table:style-name="Table1.J2" office:value-type="float" office:value="82.4">
            <text:p text:style-name="P19">82</text:p>
          </table:table-cell>
          <table:table-cell table:style-name="Table1.K2" office:value-type="float" office:value="115">
            <text:p text:style-name="P19">115</text:p>
          </table:table-cell>
          <table:table-cell table:style-name="Table1.J2" office:value-type="float" office:value="46.1111111111111">
            <text:p text:style-name="P19">46</text:p>
          </table:table-cell>
        </table:table-row>
        <table:table-row table:style-name="Table1.1">
          <table:table-cell table:style-name="Table1.A2" office:value-type="string">
            <text:p text:style-name="P15">31</text:p>
          </table:table-cell>
          <table:table-cell table:style-name="Table1.A2" office:value-type="string">
            <text:p text:style-name="P15">57.412</text:p>
          </table:table-cell>
          <table:table-cell table:style-name="Table1.C2" office:value-type="float" office:value="81">
            <text:p text:style-name="P20">81</text:p>
          </table:table-cell>
          <table:table-cell table:style-name="Table1.D2" office:value-type="float" office:value="150.012">
            <text:p text:style-name="P20">150.012</text:p>
          </table:table-cell>
          <table:table-cell table:style-name="Table1.E2" office:value-type="float" office:value="31">
            <text:p text:style-name="P20">31</text:p>
          </table:table-cell>
          <table:table-cell table:style-name="Table1.D2" office:value-type="float" office:value="16.73876">
            <text:p text:style-name="P20">16.739</text:p>
          </table:table-cell>
          <table:table-cell table:style-name="Table1.C2" office:value-type="float" office:value="81">
            <text:p text:style-name="P20">81</text:p>
          </table:table-cell>
          <table:table-cell table:style-name="Table1.D2" office:value-type="float" office:value="43.73676">
            <text:p text:style-name="P20">43.737</text:p>
          </table:table-cell>
          <table:table-cell table:style-name="Table1.I2" office:value-type="float" office:value="30">
            <text:p text:style-name="P17">30</text:p>
          </table:table-cell>
          <table:table-cell table:style-name="Table1.J2" office:value-type="float" office:value="86">
            <text:p text:style-name="P17">86</text:p>
          </table:table-cell>
          <table:table-cell table:style-name="Table1.K2" office:value-type="float" office:value="120">
            <text:p text:style-name="P19">120</text:p>
          </table:table-cell>
          <table:table-cell table:style-name="Table1.J2" office:value-type="float" office:value="48.8888888888889">
            <text:p text:style-name="P19">49</text:p>
          </table:table-cell>
        </table:table-row>
        <table:table-row table:style-name="Table1.1">
          <table:table-cell table:style-name="Table1.A2" office:value-type="string">
            <text:p text:style-name="P15">32</text:p>
          </table:table-cell>
          <table:table-cell table:style-name="Table1.A2" office:value-type="string">
            <text:p text:style-name="P15">59.264</text:p>
          </table:table-cell>
          <table:table-cell table:style-name="Table1.C2" office:value-type="float" office:value="82">
            <text:p text:style-name="P20">82</text:p>
          </table:table-cell>
          <table:table-cell table:style-name="Table1.D2" office:value-type="float" office:value="151.864">
            <text:p text:style-name="P20">151.864</text:p>
          </table:table-cell>
          <table:table-cell table:style-name="Table1.E2" office:value-type="float" office:value="32">
            <text:p text:style-name="P20">32</text:p>
          </table:table-cell>
          <table:table-cell table:style-name="Table1.D2" office:value-type="float" office:value="17.27872">
            <text:p text:style-name="P20">17.279</text:p>
          </table:table-cell>
          <table:table-cell table:style-name="Table1.C2" office:value-type="float" office:value="82">
            <text:p text:style-name="P20">82</text:p>
          </table:table-cell>
          <table:table-cell table:style-name="Table1.D2" office:value-type="float" office:value="44.27672">
            <text:p text:style-name="P20">44.277</text:p>
          </table:table-cell>
          <table:table-cell table:style-name="Table1.I2" office:value-type="float" office:value="32">
            <text:p text:style-name="P19">32</text:p>
          </table:table-cell>
          <table:table-cell table:style-name="Table1.J2" office:value-type="float" office:value="89.6">
            <text:p text:style-name="P19">90</text:p>
          </table:table-cell>
          <table:table-cell table:style-name="Table1.K2" office:value-type="float" office:value="125">
            <text:p text:style-name="P19">125</text:p>
          </table:table-cell>
          <table:table-cell table:style-name="Table1.J2" office:value-type="float" office:value="51.6666666666667">
            <text:p text:style-name="P19">52</text:p>
          </table:table-cell>
        </table:table-row>
        <table:table-row table:style-name="Table1.1">
          <table:table-cell table:style-name="Table1.A2" office:value-type="string">
            <text:p text:style-name="P15">33</text:p>
          </table:table-cell>
          <table:table-cell table:style-name="Table1.A2" office:value-type="string">
            <text:p text:style-name="P15">61.116</text:p>
          </table:table-cell>
          <table:table-cell table:style-name="Table1.C2" office:value-type="float" office:value="83">
            <text:p text:style-name="P20">83</text:p>
          </table:table-cell>
          <table:table-cell table:style-name="Table1.D2" office:value-type="float" office:value="153.716">
            <text:p text:style-name="P20">153.716</text:p>
          </table:table-cell>
          <table:table-cell table:style-name="Table1.E2" office:value-type="float" office:value="33">
            <text:p text:style-name="P20">33</text:p>
          </table:table-cell>
          <table:table-cell table:style-name="Table1.D2" office:value-type="float" office:value="17.81868">
            <text:p text:style-name="P20">17.819</text:p>
          </table:table-cell>
          <table:table-cell table:style-name="Table1.C2" office:value-type="float" office:value="83">
            <text:p text:style-name="P20">83</text:p>
          </table:table-cell>
          <table:table-cell table:style-name="Table1.D2" office:value-type="float" office:value="44.81668">
            <text:p text:style-name="P20">44.817</text:p>
          </table:table-cell>
          <table:table-cell table:style-name="Table1.I2" office:value-type="float" office:value="34">
            <text:p text:style-name="P19">34</text:p>
          </table:table-cell>
          <table:table-cell table:style-name="Table1.J2" office:value-type="float" office:value="93.2">
            <text:p text:style-name="P19">93</text:p>
          </table:table-cell>
          <table:table-cell table:style-name="Table1.K34" office:value-type="string">
            <text:p text:style-name="P22">℉</text:p>
          </table:table-cell>
          <table:table-cell table:style-name="Table1.L34" office:value-type="string">
            <text:p text:style-name="P22">℃</text:p>
          </table:table-cell>
        </table:table-row>
        <table:table-row table:style-name="Table1.1">
          <table:table-cell table:style-name="Table1.A2" office:value-type="string">
            <text:p text:style-name="P15">34</text:p>
          </table:table-cell>
          <table:table-cell table:style-name="Table1.A2" office:value-type="string">
            <text:p text:style-name="P15">62.968</text:p>
          </table:table-cell>
          <table:table-cell table:style-name="Table1.C2" office:value-type="float" office:value="84">
            <text:p text:style-name="P20">84</text:p>
          </table:table-cell>
          <table:table-cell table:style-name="Table1.D2" office:value-type="float" office:value="155.568">
            <text:p text:style-name="P20">155.568</text:p>
          </table:table-cell>
          <table:table-cell table:style-name="Table1.E2" office:value-type="float" office:value="34">
            <text:p text:style-name="P20">34</text:p>
          </table:table-cell>
          <table:table-cell table:style-name="Table1.D2" office:value-type="float" office:value="18.35864">
            <text:p text:style-name="P20">18.359</text:p>
          </table:table-cell>
          <table:table-cell table:style-name="Table1.C2" office:value-type="float" office:value="84">
            <text:p text:style-name="P20">84</text:p>
          </table:table-cell>
          <table:table-cell table:style-name="Table1.D2" office:value-type="float" office:value="45.35664">
            <text:p text:style-name="P20">45.357</text:p>
          </table:table-cell>
          <table:table-cell table:style-name="Table1.I2" office:value-type="float" office:value="36">
            <text:p text:style-name="P19">36</text:p>
          </table:table-cell>
          <table:table-cell table:style-name="Table1.J2" office:value-type="float" office:value="96.8">
            <text:p text:style-name="P19">97</text:p>
          </table:table-cell>
          <table:table-cell table:style-name="Table1.K42" office:value-type="string">
            <text:p text:style-name="P19"/>
          </table:table-cell>
          <table:table-cell table:style-name="Table1.J2">
            <text:p text:style-name="P19"/>
          </table:table-cell>
        </table:table-row>
        <table:table-row table:style-name="Table1.1">
          <table:table-cell table:style-name="Table1.A2" office:value-type="string">
            <text:p text:style-name="P15">35</text:p>
          </table:table-cell>
          <table:table-cell table:style-name="Table1.A2" office:value-type="string">
            <text:p text:style-name="P15">64.820</text:p>
          </table:table-cell>
          <table:table-cell table:style-name="Table1.C2" office:value-type="float" office:value="85">
            <text:p text:style-name="P20">85</text:p>
          </table:table-cell>
          <table:table-cell table:style-name="Table1.D2" office:value-type="float" office:value="157.42">
            <text:p text:style-name="P20">157.420</text:p>
          </table:table-cell>
          <table:table-cell table:style-name="Table1.E2" office:value-type="float" office:value="35">
            <text:p text:style-name="P20">35</text:p>
          </table:table-cell>
          <table:table-cell table:style-name="Table1.D2" office:value-type="float" office:value="18.8986">
            <text:p text:style-name="P20">18.899</text:p>
          </table:table-cell>
          <table:table-cell table:style-name="Table1.C2" office:value-type="float" office:value="85">
            <text:p text:style-name="P20">85</text:p>
          </table:table-cell>
          <table:table-cell table:style-name="Table1.D2" office:value-type="float" office:value="45.8966">
            <text:p text:style-name="P20">45.897</text:p>
          </table:table-cell>
          <table:table-cell table:style-name="Table1.I2" office:value-type="float" office:value="38">
            <text:p text:style-name="P19">38</text:p>
          </table:table-cell>
          <table:table-cell table:style-name="Table1.J2" office:value-type="float" office:value="100.4">
            <text:p text:style-name="P19">100</text:p>
          </table:table-cell>
          <table:table-cell table:style-name="Table1.K42" office:value-type="string">
            <text:p text:style-name="P19"/>
          </table:table-cell>
          <table:table-cell table:style-name="Table1.J2">
            <text:p text:style-name="P19"/>
          </table:table-cell>
        </table:table-row>
        <table:table-row table:style-name="Table1.1">
          <table:table-cell table:style-name="Table1.A2" office:value-type="string">
            <text:p text:style-name="P15">36</text:p>
          </table:table-cell>
          <table:table-cell table:style-name="Table1.A2" office:value-type="string">
            <text:p text:style-name="P15">66.672</text:p>
          </table:table-cell>
          <table:table-cell table:style-name="Table1.C2" office:value-type="float" office:value="86">
            <text:p text:style-name="P20">86</text:p>
          </table:table-cell>
          <table:table-cell table:style-name="Table1.D2" office:value-type="float" office:value="159.272">
            <text:p text:style-name="P20">159.272</text:p>
          </table:table-cell>
          <table:table-cell table:style-name="Table1.E2" office:value-type="float" office:value="36">
            <text:p text:style-name="P20">36</text:p>
          </table:table-cell>
          <table:table-cell table:style-name="Table1.D2" office:value-type="float" office:value="19.43856">
            <text:p text:style-name="P20">19.439</text:p>
          </table:table-cell>
          <table:table-cell table:style-name="Table1.C2" office:value-type="float" office:value="86">
            <text:p text:style-name="P20">86</text:p>
          </table:table-cell>
          <table:table-cell table:style-name="Table1.D2" office:value-type="float" office:value="46.43656">
            <text:p text:style-name="P20">46.437</text:p>
          </table:table-cell>
          <table:table-cell table:style-name="Table1.I2" office:value-type="float" office:value="40">
            <text:p text:style-name="P17">40</text:p>
          </table:table-cell>
          <table:table-cell table:style-name="Table1.J2" office:value-type="float" office:value="104">
            <text:p text:style-name="P17">104</text:p>
          </table:table-cell>
          <table:table-cell table:style-name="Table1.K42" office:value-type="string">
            <text:p text:style-name="P19"/>
          </table:table-cell>
          <table:table-cell table:style-name="Table1.J2">
            <text:p text:style-name="P19"/>
          </table:table-cell>
        </table:table-row>
        <table:table-row table:style-name="Table1.1">
          <table:table-cell table:style-name="Table1.A2" office:value-type="string">
            <text:p text:style-name="P15">37</text:p>
          </table:table-cell>
          <table:table-cell table:style-name="Table1.A2" office:value-type="string">
            <text:p text:style-name="P15">68.524</text:p>
          </table:table-cell>
          <table:table-cell table:style-name="Table1.C2" office:value-type="float" office:value="87">
            <text:p text:style-name="P20">87</text:p>
          </table:table-cell>
          <table:table-cell table:style-name="Table1.D2" office:value-type="float" office:value="161.124">
            <text:p text:style-name="P20">161.124</text:p>
          </table:table-cell>
          <table:table-cell table:style-name="Table1.E2" office:value-type="float" office:value="37">
            <text:p text:style-name="P20">37</text:p>
          </table:table-cell>
          <table:table-cell table:style-name="Table1.D2" office:value-type="float" office:value="19.97852">
            <text:p text:style-name="P20">19.979</text:p>
          </table:table-cell>
          <table:table-cell table:style-name="Table1.C2" office:value-type="float" office:value="87">
            <text:p text:style-name="P20">87</text:p>
          </table:table-cell>
          <table:table-cell table:style-name="Table1.D2" office:value-type="float" office:value="46.97652">
            <text:p text:style-name="P20">46.977</text:p>
          </table:table-cell>
          <table:table-cell table:style-name="Table1.I2" office:value-type="float" office:value="42">
            <text:p text:style-name="P19">42</text:p>
          </table:table-cell>
          <table:table-cell table:style-name="Table1.J2" office:value-type="float" office:value="107.6">
            <text:p text:style-name="P19">108</text:p>
          </table:table-cell>
          <table:table-cell table:style-name="Table1.K42" office:value-type="string">
            <text:p text:style-name="P19"/>
          </table:table-cell>
          <table:table-cell table:style-name="Table1.J2">
            <text:p text:style-name="P19"/>
          </table:table-cell>
        </table:table-row>
        <table:table-row table:style-name="Table1.1">
          <table:table-cell table:style-name="Table1.A2" office:value-type="string">
            <text:p text:style-name="P15">38</text:p>
          </table:table-cell>
          <table:table-cell table:style-name="Table1.A2" office:value-type="string">
            <text:p text:style-name="P15">70.376</text:p>
          </table:table-cell>
          <table:table-cell table:style-name="Table1.C2" office:value-type="float" office:value="88">
            <text:p text:style-name="P20">88</text:p>
          </table:table-cell>
          <table:table-cell table:style-name="Table1.D2" office:value-type="float" office:value="162.976">
            <text:p text:style-name="P20">162.976</text:p>
          </table:table-cell>
          <table:table-cell table:style-name="Table1.E2" office:value-type="float" office:value="38">
            <text:p text:style-name="P20">38</text:p>
          </table:table-cell>
          <table:table-cell table:style-name="Table1.D2" office:value-type="float" office:value="20.51848">
            <text:p text:style-name="P20">20.518</text:p>
          </table:table-cell>
          <table:table-cell table:style-name="Table1.C2" office:value-type="float" office:value="88">
            <text:p text:style-name="P20">88</text:p>
          </table:table-cell>
          <table:table-cell table:style-name="Table1.D2" office:value-type="float" office:value="47.51648">
            <text:p text:style-name="P20">47.516</text:p>
          </table:table-cell>
          <table:table-cell table:style-name="Table1.I2" office:value-type="float" office:value="44">
            <text:p text:style-name="P19">44</text:p>
          </table:table-cell>
          <table:table-cell table:style-name="Table1.J2" office:value-type="float" office:value="111.2">
            <text:p text:style-name="P19">111</text:p>
          </table:table-cell>
          <table:table-cell table:style-name="Table1.K42" office:value-type="string">
            <text:p text:style-name="P19"/>
          </table:table-cell>
          <table:table-cell table:style-name="Table1.J2">
            <text:p text:style-name="P19"/>
          </table:table-cell>
        </table:table-row>
        <table:table-row table:style-name="Table1.1">
          <table:table-cell table:style-name="Table1.A2" office:value-type="string">
            <text:p text:style-name="P15">39</text:p>
          </table:table-cell>
          <table:table-cell table:style-name="Table1.A2" office:value-type="string">
            <text:p text:style-name="P15">72.228</text:p>
          </table:table-cell>
          <table:table-cell table:style-name="Table1.C2" office:value-type="float" office:value="89">
            <text:p text:style-name="P20">89</text:p>
          </table:table-cell>
          <table:table-cell table:style-name="Table1.D2" office:value-type="float" office:value="164.828">
            <text:p text:style-name="P20">164.828</text:p>
          </table:table-cell>
          <table:table-cell table:style-name="Table1.E2" office:value-type="float" office:value="39">
            <text:p text:style-name="P20">39</text:p>
          </table:table-cell>
          <table:table-cell table:style-name="Table1.D2" office:value-type="float" office:value="21.05844">
            <text:p text:style-name="P20">21.058</text:p>
          </table:table-cell>
          <table:table-cell table:style-name="Table1.C2" office:value-type="float" office:value="89">
            <text:p text:style-name="P20">89</text:p>
          </table:table-cell>
          <table:table-cell table:style-name="Table1.D2" office:value-type="float" office:value="48.05644">
            <text:p text:style-name="P20">48.056</text:p>
          </table:table-cell>
          <table:table-cell table:style-name="Table1.I2" office:value-type="float" office:value="46">
            <text:p text:style-name="P19">46</text:p>
          </table:table-cell>
          <table:table-cell table:style-name="Table1.J2" office:value-type="float" office:value="114.8">
            <text:p text:style-name="P19">115</text:p>
          </table:table-cell>
          <table:table-cell table:style-name="Table1.K42" office:value-type="string">
            <text:p text:style-name="P19"/>
          </table:table-cell>
          <table:table-cell table:style-name="Table1.J2">
            <text:p text:style-name="P19"/>
          </table:table-cell>
        </table:table-row>
        <table:table-row table:style-name="Table1.1">
          <table:table-cell table:style-name="Table1.A2" office:value-type="string">
            <text:p text:style-name="P11">40</text:p>
          </table:table-cell>
          <table:table-cell table:style-name="Table1.A2" office:value-type="string">
            <text:p text:style-name="P11">74.080</text:p>
          </table:table-cell>
          <table:table-cell table:style-name="Table1.C2" office:value-type="float" office:value="90">
            <text:p text:style-name="P18">90</text:p>
          </table:table-cell>
          <table:table-cell table:style-name="Table1.D2" office:value-type="float" office:value="166.68">
            <text:p text:style-name="P18">166.680</text:p>
          </table:table-cell>
          <table:table-cell table:style-name="Table1.E2" office:value-type="float" office:value="40">
            <text:p text:style-name="P18">40</text:p>
          </table:table-cell>
          <table:table-cell table:style-name="Table1.D2" office:value-type="float" office:value="21.5984">
            <text:p text:style-name="P18">21.598</text:p>
          </table:table-cell>
          <table:table-cell table:style-name="Table1.C2" office:value-type="float" office:value="90">
            <text:p text:style-name="P18">90</text:p>
          </table:table-cell>
          <table:table-cell table:style-name="Table1.D2" office:value-type="float" office:value="48.5964">
            <text:p text:style-name="P18">48.596</text:p>
          </table:table-cell>
          <table:table-cell table:style-name="Table1.I2" office:value-type="float" office:value="48">
            <text:p text:style-name="P19">48</text:p>
          </table:table-cell>
          <table:table-cell table:style-name="Table1.J2" office:value-type="float" office:value="118.4">
            <text:p text:style-name="P19">118</text:p>
          </table:table-cell>
          <table:table-cell table:style-name="Table1.K42" office:value-type="string">
            <text:p text:style-name="P19"/>
          </table:table-cell>
          <table:table-cell table:style-name="Table1.J2">
            <text:p text:style-name="P19"/>
          </table:table-cell>
        </table:table-row>
        <table:table-row table:style-name="Table1.1">
          <table:table-cell table:style-name="Table1.A2" office:value-type="string">
            <text:p text:style-name="P15">41</text:p>
          </table:table-cell>
          <table:table-cell table:style-name="Table1.A2" office:value-type="string">
            <text:p text:style-name="P15">75.932</text:p>
          </table:table-cell>
          <table:table-cell table:style-name="Table1.C2" office:value-type="float" office:value="91">
            <text:p text:style-name="P20">91</text:p>
          </table:table-cell>
          <table:table-cell table:style-name="Table1.D2" office:value-type="float" office:value="168.532">
            <text:p text:style-name="P20">168.532</text:p>
          </table:table-cell>
          <table:table-cell table:style-name="Table1.E2" office:value-type="float" office:value="41">
            <text:p text:style-name="P20">41</text:p>
          </table:table-cell>
          <table:table-cell table:style-name="Table1.D2" office:value-type="float" office:value="22.13836">
            <text:p text:style-name="P20">22.138</text:p>
          </table:table-cell>
          <table:table-cell table:style-name="Table1.C2" office:value-type="float" office:value="91">
            <text:p text:style-name="P20">91</text:p>
          </table:table-cell>
          <table:table-cell table:style-name="Table1.D2" office:value-type="float" office:value="49.13636">
            <text:p text:style-name="P20">49.136</text:p>
          </table:table-cell>
          <table:table-cell table:style-name="Table1.I2" office:value-type="float" office:value="50">
            <text:p text:style-name="P17">50</text:p>
          </table:table-cell>
          <table:table-cell table:style-name="Table1.J2" office:value-type="float" office:value="122">
            <text:p text:style-name="P17">122</text:p>
          </table:table-cell>
          <table:table-cell table:style-name="Table1.K42" office:value-type="string">
            <text:p text:style-name="P19"/>
          </table:table-cell>
          <table:table-cell table:style-name="Table1.J2">
            <text:p text:style-name="P19"/>
          </table:table-cell>
        </table:table-row>
        <table:table-row table:style-name="Table1.1">
          <table:table-cell table:style-name="Table1.A2" office:value-type="string">
            <text:p text:style-name="P15">42</text:p>
          </table:table-cell>
          <table:table-cell table:style-name="Table1.A2" office:value-type="string">
            <text:p text:style-name="P15">77.784</text:p>
          </table:table-cell>
          <table:table-cell table:style-name="Table1.C2" office:value-type="float" office:value="92">
            <text:p text:style-name="P20">92</text:p>
          </table:table-cell>
          <table:table-cell table:style-name="Table1.D2" office:value-type="float" office:value="170.384">
            <text:p text:style-name="P20">170.384</text:p>
          </table:table-cell>
          <table:table-cell table:style-name="Table1.E2" office:value-type="float" office:value="42">
            <text:p text:style-name="P20">42</text:p>
          </table:table-cell>
          <table:table-cell table:style-name="Table1.D2" office:value-type="float" office:value="22.67832">
            <text:p text:style-name="P20">22.678</text:p>
          </table:table-cell>
          <table:table-cell table:style-name="Table1.C2" office:value-type="float" office:value="92">
            <text:p text:style-name="P20">92</text:p>
          </table:table-cell>
          <table:table-cell table:style-name="Table1.D2" office:value-type="float" office:value="49.67632">
            <text:p text:style-name="P20">49.676</text:p>
          </table:table-cell>
          <table:table-cell table:style-name="Table1.I43" office:value-type="string">
            <text:p text:style-name="P22">℃</text:p>
          </table:table-cell>
          <table:table-cell table:style-name="Table1.J43" office:value-type="string">
            <text:p text:style-name="P22">℉</text:p>
          </table:table-cell>
          <table:table-cell table:style-name="Table1.K43">
            <text:p text:style-name="P20"/>
          </table:table-cell>
          <table:table-cell table:style-name="Table1.K43">
            <text:p text:style-name="P20"/>
          </table:table-cell>
        </table:table-row>
        <table:table-row table:style-name="Table1.1">
          <table:table-cell table:style-name="Table1.A2" office:value-type="string">
            <text:p text:style-name="P15">43</text:p>
          </table:table-cell>
          <table:table-cell table:style-name="Table1.A2" office:value-type="string">
            <text:p text:style-name="P15">79.636</text:p>
          </table:table-cell>
          <table:table-cell table:style-name="Table1.C2" office:value-type="float" office:value="93">
            <text:p text:style-name="P20">93</text:p>
          </table:table-cell>
          <table:table-cell table:style-name="Table1.D2" office:value-type="float" office:value="172.236">
            <text:p text:style-name="P20">172.236</text:p>
          </table:table-cell>
          <table:table-cell table:style-name="Table1.E2" office:value-type="float" office:value="43">
            <text:p text:style-name="P20">43</text:p>
          </table:table-cell>
          <table:table-cell table:style-name="Table1.D2" office:value-type="float" office:value="23.21828">
            <text:p text:style-name="P20">23.218</text:p>
          </table:table-cell>
          <table:table-cell table:style-name="Table1.C2" office:value-type="float" office:value="93">
            <text:p text:style-name="P20">93</text:p>
          </table:table-cell>
          <table:table-cell table:style-name="Table1.D2" office:value-type="float" office:value="50.21628">
            <text:p text:style-name="P20">50.216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D2">
            <text:p text:style-name="P20"/>
          </table:table-cell>
          <table:table-cell table:style-name="Table1.D2">
            <text:p text:style-name="P20"/>
          </table:table-cell>
        </table:table-row>
        <table:table-row table:style-name="Table1.1">
          <table:table-cell table:style-name="Table1.A2" office:value-type="string">
            <text:p text:style-name="P15">44</text:p>
          </table:table-cell>
          <table:table-cell table:style-name="Table1.A2" office:value-type="string">
            <text:p text:style-name="P15">81.488</text:p>
          </table:table-cell>
          <table:table-cell table:style-name="Table1.C2" office:value-type="float" office:value="94">
            <text:p text:style-name="P20">94</text:p>
          </table:table-cell>
          <table:table-cell table:style-name="Table1.D2" office:value-type="float" office:value="174.088">
            <text:p text:style-name="P20">174.088</text:p>
          </table:table-cell>
          <table:table-cell table:style-name="Table1.E2" office:value-type="float" office:value="44">
            <text:p text:style-name="P20">44</text:p>
          </table:table-cell>
          <table:table-cell table:style-name="Table1.D2" office:value-type="float" office:value="23.75824">
            <text:p text:style-name="P20">23.758</text:p>
          </table:table-cell>
          <table:table-cell table:style-name="Table1.C2" office:value-type="float" office:value="94">
            <text:p text:style-name="P20">94</text:p>
          </table:table-cell>
          <table:table-cell table:style-name="Table1.D2" office:value-type="float" office:value="50.75624">
            <text:p text:style-name="P20">50.756</text:p>
          </table:table-cell>
          <table:table-cell table:style-name="Table1.D2">
            <text:p text:style-name="P20"/>
          </table:table-cell>
          <table:table-cell table:style-name="Table1.D2">
            <text:p text:style-name="P20"/>
          </table:table-cell>
          <table:table-cell table:style-name="Table1.D2">
            <text:p text:style-name="P20"/>
          </table:table-cell>
          <table:table-cell table:style-name="Table1.D2">
            <text:p text:style-name="P20"/>
          </table:table-cell>
        </table:table-row>
        <table:table-row table:style-name="Table1.1">
          <table:table-cell table:style-name="Table1.A2" office:value-type="string">
            <text:p text:style-name="P15">45</text:p>
          </table:table-cell>
          <table:table-cell table:style-name="Table1.A2" office:value-type="string">
            <text:p text:style-name="P15">83.340</text:p>
          </table:table-cell>
          <table:table-cell table:style-name="Table1.C2" office:value-type="float" office:value="95">
            <text:p text:style-name="P20">95</text:p>
          </table:table-cell>
          <table:table-cell table:style-name="Table1.D2" office:value-type="float" office:value="175.94">
            <text:p text:style-name="P20">175.940</text:p>
          </table:table-cell>
          <table:table-cell table:style-name="Table1.E2" office:value-type="float" office:value="45">
            <text:p text:style-name="P20">45</text:p>
          </table:table-cell>
          <table:table-cell table:style-name="Table1.D2" office:value-type="float" office:value="24.2982">
            <text:p text:style-name="P20">24.298</text:p>
          </table:table-cell>
          <table:table-cell table:style-name="Table1.C2" office:value-type="float" office:value="95">
            <text:p text:style-name="P20">95</text:p>
          </table:table-cell>
          <table:table-cell table:style-name="Table1.D2" office:value-type="float" office:value="51.2962">
            <text:p text:style-name="P20">51.296</text:p>
          </table:table-cell>
          <table:table-cell table:style-name="Table1.D2">
            <text:p text:style-name="P20"/>
          </table:table-cell>
          <table:table-cell table:style-name="Table1.D2">
            <text:p text:style-name="P20"/>
          </table:table-cell>
          <table:table-cell table:style-name="Table1.D2">
            <text:p text:style-name="P20"/>
          </table:table-cell>
          <table:table-cell table:style-name="Table1.D2">
            <text:p text:style-name="P20"/>
          </table:table-cell>
        </table:table-row>
        <table:table-row table:style-name="Table1.1">
          <table:table-cell table:style-name="Table1.A2" office:value-type="string">
            <text:p text:style-name="P15">46</text:p>
          </table:table-cell>
          <table:table-cell table:style-name="Table1.A2" office:value-type="string">
            <text:p text:style-name="P15">85.192</text:p>
          </table:table-cell>
          <table:table-cell table:style-name="Table1.C2" office:value-type="float" office:value="96">
            <text:p text:style-name="P20">96</text:p>
          </table:table-cell>
          <table:table-cell table:style-name="Table1.D2" office:value-type="float" office:value="177.792">
            <text:p text:style-name="P20">177.792</text:p>
          </table:table-cell>
          <table:table-cell table:style-name="Table1.E2" office:value-type="float" office:value="46">
            <text:p text:style-name="P20">46</text:p>
          </table:table-cell>
          <table:table-cell table:style-name="Table1.D2" office:value-type="float" office:value="24.83816">
            <text:p text:style-name="P20">24.838</text:p>
          </table:table-cell>
          <table:table-cell table:style-name="Table1.C2" office:value-type="float" office:value="96">
            <text:p text:style-name="P20">96</text:p>
          </table:table-cell>
          <table:table-cell table:style-name="Table1.D2" office:value-type="float" office:value="51.83616">
            <text:p text:style-name="P20">51.836</text:p>
          </table:table-cell>
          <table:table-cell table:style-name="Table1.D2">
            <text:p text:style-name="P20"/>
          </table:table-cell>
          <table:table-cell table:style-name="Table1.D2">
            <text:p text:style-name="P20"/>
          </table:table-cell>
          <table:table-cell table:style-name="Table1.D2">
            <text:p text:style-name="P20"/>
          </table:table-cell>
          <table:table-cell table:style-name="Table1.D2">
            <text:p text:style-name="P20"/>
          </table:table-cell>
        </table:table-row>
        <table:table-row table:style-name="Table1.1">
          <table:table-cell table:style-name="Table1.A2" office:value-type="string">
            <text:p text:style-name="P15">47</text:p>
          </table:table-cell>
          <table:table-cell table:style-name="Table1.A2" office:value-type="string">
            <text:p text:style-name="P15">87.044</text:p>
          </table:table-cell>
          <table:table-cell table:style-name="Table1.C2" office:value-type="float" office:value="97">
            <text:p text:style-name="P20">97</text:p>
          </table:table-cell>
          <table:table-cell table:style-name="Table1.D2" office:value-type="float" office:value="179.644">
            <text:p text:style-name="P20">179.644</text:p>
          </table:table-cell>
          <table:table-cell table:style-name="Table1.E2" office:value-type="float" office:value="47">
            <text:p text:style-name="P20">47</text:p>
          </table:table-cell>
          <table:table-cell table:style-name="Table1.D2" office:value-type="float" office:value="25.37812">
            <text:p text:style-name="P20">25.378</text:p>
          </table:table-cell>
          <table:table-cell table:style-name="Table1.C2" office:value-type="float" office:value="97">
            <text:p text:style-name="P20">97</text:p>
          </table:table-cell>
          <table:table-cell table:style-name="Table1.D2" office:value-type="float" office:value="52.37612">
            <text:p text:style-name="P20">52.376</text:p>
          </table:table-cell>
          <table:table-cell table:style-name="Table1.D2">
            <text:p text:style-name="P20"/>
          </table:table-cell>
          <table:table-cell table:style-name="Table1.D2">
            <text:p text:style-name="P20"/>
          </table:table-cell>
          <table:table-cell table:style-name="Table1.D2">
            <text:p text:style-name="P20"/>
          </table:table-cell>
          <table:table-cell table:style-name="Table1.D2">
            <text:p text:style-name="P20"/>
          </table:table-cell>
        </table:table-row>
        <table:table-row table:style-name="Table1.1">
          <table:table-cell table:style-name="Table1.A2" office:value-type="string">
            <text:p text:style-name="P15">48</text:p>
          </table:table-cell>
          <table:table-cell table:style-name="Table1.A2" office:value-type="string">
            <text:p text:style-name="P15">88.896</text:p>
          </table:table-cell>
          <table:table-cell table:style-name="Table1.C2" office:value-type="float" office:value="98">
            <text:p text:style-name="P20">98</text:p>
          </table:table-cell>
          <table:table-cell table:style-name="Table1.D2" office:value-type="float" office:value="181.496">
            <text:p text:style-name="P20">181.496</text:p>
          </table:table-cell>
          <table:table-cell table:style-name="Table1.E2" office:value-type="float" office:value="48">
            <text:p text:style-name="P20">48</text:p>
          </table:table-cell>
          <table:table-cell table:style-name="Table1.D2" office:value-type="float" office:value="25.91808">
            <text:p text:style-name="P20">25.918</text:p>
          </table:table-cell>
          <table:table-cell table:style-name="Table1.C2" office:value-type="float" office:value="98">
            <text:p text:style-name="P20">98</text:p>
          </table:table-cell>
          <table:table-cell table:style-name="Table1.D2" office:value-type="float" office:value="52.91608">
            <text:p text:style-name="P20">52.916</text:p>
          </table:table-cell>
          <table:table-cell table:style-name="Table1.D2">
            <text:p text:style-name="P20"/>
          </table:table-cell>
          <table:table-cell table:style-name="Table1.D2">
            <text:p text:style-name="P20"/>
          </table:table-cell>
          <table:table-cell table:style-name="Table1.D2">
            <text:p text:style-name="P20"/>
          </table:table-cell>
          <table:table-cell table:style-name="Table1.D2">
            <text:p text:style-name="P20"/>
          </table:table-cell>
        </table:table-row>
        <table:table-row table:style-name="Table1.1">
          <table:table-cell table:style-name="Table1.A2" office:value-type="string">
            <text:p text:style-name="P15">49</text:p>
          </table:table-cell>
          <table:table-cell table:style-name="Table1.A2" office:value-type="string">
            <text:p text:style-name="P15">90.748</text:p>
          </table:table-cell>
          <table:table-cell table:style-name="Table1.C2" office:value-type="float" office:value="99">
            <text:p text:style-name="P20">99</text:p>
          </table:table-cell>
          <table:table-cell table:style-name="Table1.D2" office:value-type="float" office:value="183.348">
            <text:p text:style-name="P20">183.348</text:p>
          </table:table-cell>
          <table:table-cell table:style-name="Table1.E2" office:value-type="float" office:value="49">
            <text:p text:style-name="P20">49</text:p>
          </table:table-cell>
          <table:table-cell table:style-name="Table1.D2" office:value-type="float" office:value="26.45804">
            <text:p text:style-name="P20">26.458</text:p>
          </table:table-cell>
          <table:table-cell table:style-name="Table1.C2" office:value-type="float" office:value="99">
            <text:p text:style-name="P20">99</text:p>
          </table:table-cell>
          <table:table-cell table:style-name="Table1.D2" office:value-type="float" office:value="53.45604">
            <text:p text:style-name="P20">53.456</text:p>
          </table:table-cell>
          <table:table-cell table:style-name="Table1.D2">
            <text:p text:style-name="P20"/>
          </table:table-cell>
          <table:table-cell table:style-name="Table1.D2">
            <text:p text:style-name="P20"/>
          </table:table-cell>
          <table:table-cell table:style-name="Table1.D2">
            <text:p text:style-name="P20"/>
          </table:table-cell>
          <table:table-cell table:style-name="Table1.D2">
            <text:p text:style-name="P20"/>
          </table:table-cell>
        </table:table-row>
        <table:table-row table:style-name="Table1.1">
          <table:table-cell table:style-name="Table1.A2" office:value-type="string">
            <text:p text:style-name="P11">50</text:p>
          </table:table-cell>
          <table:table-cell table:style-name="Table1.A2" office:value-type="string">
            <text:p text:style-name="P11">92.600</text:p>
          </table:table-cell>
          <table:table-cell table:style-name="Table1.C2" office:value-type="float" office:value="100">
            <text:p text:style-name="P18">100</text:p>
          </table:table-cell>
          <table:table-cell table:style-name="Table1.D2" office:value-type="float" office:value="185.2">
            <text:p text:style-name="P18">185.200</text:p>
          </table:table-cell>
          <table:table-cell table:style-name="Table1.E2" office:value-type="float" office:value="50">
            <text:p text:style-name="P18">50</text:p>
          </table:table-cell>
          <table:table-cell table:style-name="Table1.D2" office:value-type="float" office:value="26.998">
            <text:p text:style-name="P18">26.998</text:p>
          </table:table-cell>
          <table:table-cell table:style-name="Table1.C2" office:value-type="float" office:value="100">
            <text:p text:style-name="P18">100</text:p>
          </table:table-cell>
          <table:table-cell table:style-name="Table1.D2" office:value-type="float" office:value="53.996">
            <text:p text:style-name="P18">53.996</text:p>
          </table:table-cell>
          <table:table-cell table:style-name="Table1.D2">
            <text:p text:style-name="P18"/>
          </table:table-cell>
          <table:table-cell table:style-name="Table1.D2">
            <text:p text:style-name="P18"/>
          </table:table-cell>
          <table:table-cell table:style-name="Table1.D2">
            <text:p text:style-name="P18"/>
          </table:table-cell>
          <table:table-cell table:style-name="Table1.D2">
            <text:p text:style-name="P18"/>
          </table:table-cell>
        </table:table-row>
        <table:table-row table:style-name="Table1.1">
          <table:table-cell table:style-name="Table1.A52" office:value-type="string">
            <text:p text:style-name="P13">nmi</text:p>
          </table:table-cell>
          <table:table-cell table:style-name="Table1.F52" office:value-type="string">
            <text:p text:style-name="P13">km</text:p>
          </table:table-cell>
          <table:table-cell table:style-name="Table1.C52" office:value-type="string">
            <text:p text:style-name="P13">nmi</text:p>
          </table:table-cell>
          <table:table-cell table:style-name="Table1.D52" office:value-type="string">
            <text:p text:style-name="P13">km</text:p>
          </table:table-cell>
          <table:table-cell table:style-name="Table1.E52" office:value-type="string">
            <text:p text:style-name="P13">km</text:p>
          </table:table-cell>
          <table:table-cell table:style-name="Table1.F52" office:value-type="string">
            <text:p text:style-name="P13">nmi</text:p>
          </table:table-cell>
          <table:table-cell table:style-name="Table1.G52" office:value-type="string">
            <text:p text:style-name="P13">km</text:p>
          </table:table-cell>
          <table:table-cell table:style-name="Table1.H52" office:value-type="string">
            <text:p text:style-name="P13">nmi</text:p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13"/>
          </table:table-cell>
        </table:table-row>
      </table:table>
      <text:p text:style-name="P5"/>
      <text:p text:style-name="P4">Magnetic declination -- mag. heading = true heading<text:span text:style-name="T27"> (F10 map)</text:span> + declination</text:p>
      <text:list xml:id="list2457674598" text:style-name="L1">
        <text:list-item>
          <text:p text:style-name="P24">Caucausus<text:tab/><text:span text:style-name="T1">-6<text:tab/><text:tab/></text:span>Persian Gulf<text:tab/><text:span text:style-name="T1">-2</text:span><text:span text:style-name="T2"><text:tab/><text:tab/></text:span><text:span text:style-name="T25">Marianas<text:tab/></text:span><text:span text:style-name="T2">+1</text:span><text:span text:style-name="T26"><text:tab/><text:tab/>The Channel<text:tab/></text:span><text:span text:style-name="T3">??</text:span></text:p>
        </text:list-item>
        <text:list-item>
          <text:p text:style-name="P24">Nevada<text:tab/><text:span text:style-name="T1">-12<text:tab/><text:tab/></text:span>Syria<text:tab/><text:tab/><text:span text:style-name="T1">-5</text:span><text:span text:style-name="T26"><text:tab/><text:tab/>Normandy<text:tab/></text:span><text:span text:style-name="T3">??</text:span></text:p>
        </text:list-item>
      </text:list>
      <text:p text:style-name="P7"/>
      <text:p text:style-name="P6">Useful global hotkeys</text:p>
      <text:list xml:id="list2341186581" text:style-name="L2">
        <text:list-item>
          <text:p text:style-name="P25"><text:span text:style-name="T8">Info bar cycle:</text:span><text:span text:style-name="T14"> </text:span><text:span text:style-name="T15">LCtrl-Y </text:span><text:span text:style-name="T14">(</text:span><text:span text:style-name="T15">Off</text:span><text:span text:style-name="T16">/</text:span><text:span text:style-name="T15">Show IAS/Show TAS)</text:span></text:p>
        </text:list-item>
        <text:list-item>
          <text:p text:style-name="P29"><text:span text:style-name="T8">Toggle labels on/off:</text:span><text:span text:style-name="T14"> </text:span><text:span text:style-name="T15">L</text:span><text:span text:style-name="T13">Shift-F10 </text:span><text:span text:style-name="T16">(</text:span><text:span text:style-name="T17">cycles through 3 modes??)</text:span></text:p>
        </text:list-item>
        <text:list-item>
          <text:p text:style-name="P30"><text:span text:style-name="T8">Cycle SRS radio window modes:</text:span><text:span text:style-name="T14"> </text:span><text:span text:style-name="T13">LCtrl-LShift-Esc (window with black tool bar can be dragged)</text:span></text:p>
        </text:list-item>
        <text:list-item>
          <text:p text:style-name="P31"><text:span text:style-name="T8">Toggle FPS meter:</text:span><text:span text:style-name="T24"> </text:span><text:span text:style-name="T23">RCtrl-PauseBreak</text:span></text:p>
        </text:list-item>
        <text:list-item>
          <text:p text:style-name="P31"><text:span text:style-name="T8">Toggle score window:</text:span><text:span text:style-name="T24"> </text:span><text:span text:style-name="T23">' (apostrophe)</text:span></text:p>
        </text:list-item>
        <text:list-item>
          <text:p text:style-name="P26"><text:span text:style-name="T8">Time Acceleration:</text:span><text:span text:style-name="T14"> </text:span><text:span text:style-name="T18">I</text:span><text:span text:style-name="T14">ncrease: LCtrl-Z, </text:span><text:span text:style-name="T18">Decrease: </text:span><text:span text:style-name="T14">LAlt-Z, </text:span><text:span text:style-name="T18">Set to 1x: </text:span><text:span text:style-name="T14">LShift-Z</text:span></text:p>
        </text:list-item>
        <text:list-item>
          <text:p text:style-name="P27"><text:span text:style-name="T8">Chat window:</text:span><text:span text:style-name="T14"> </text:span><text:span text:style-name="T18">Toggle: Tab, Allies: LCtrl-Tab, All: LShift-Tab</text:span></text:p>
        </text:list-item>
        <text:list-item>
          <text:p text:style-name="P32"><text:span text:style-name="T9">C</text:span><text:span text:style-name="T5">hange coordinates format in F10 map:</text:span><text:span text:style-name="T13"> LAlt-Y </text:span><text:span text:style-name="T19">(cycles through several formats)</text:span></text:p>
        </text:list-item>
        <text:list-item>
          <text:p text:style-name="P28"><text:span text:style-name="T10">Change default view:</text:span><text:span text:style-name="T20"> RCtrl-RShift-numpad keys, /, </text:span><text:span text:style-name="T21">*</text:span><text:span text:style-name="T20"> to move, RAlt-numpad </text:span><text:span text:style-name="T22">0</text:span><text:span text:style-name="T20"> to save</text:span></text:p>
        </text:list-item>
      </text:list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4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5-22T20:55:35.715000000</dc:date>
    <meta:editing-duration>PT20H27M54S</meta:editing-duration>
    <meta:editing-cycles>31</meta:editing-cycles>
    <meta:generator>LibreOffice/7.0.3.1$Windows_X86_64 LibreOffice_project/d7547858d014d4cf69878db179d326fc3483e082</meta:generator>
    <meta:document-statistic meta:table-count="1" meta:image-count="0" meta:object-count="0" meta:page-count="1" meta:paragraph-count="584" meta:word-count="703" meta:character-count="2818" meta:non-whitespace-character-count="2704"/>
  </office:meta>
</office:document-meta>
</file>